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8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6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4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2.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7cm"/>
      <style:paragraph-properties style:writing-mode="lr-tb"/>
    </style:style>
    <style:style style:name="gr15" style:family="graphic" style:parent-style-name="standard">
      <style:graphic-properties draw:fill-color="#ffd428" draw:textarea-horizontal-align="justify" draw:textarea-vertical-align="middle" draw:auto-grow-height="false" fo:min-height="1.15cm" fo:min-width="3.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8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75cm" fo:min-width="5.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5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0.2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0.18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07cm"/>
      <style:paragraph-properties style:writing-mode="lr-tb"/>
    </style:style>
    <style:style style:name="gr33" style:family="graphic" style:parent-style-name="objectwithoutfill">
      <style:graphic-properties draw:marker-end="Arrow_20_concave" draw:marker-end-width="0.3cm" draw:fill="none" draw:textarea-vertical-align="middle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5.15cm" fo:min-width="0.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6.95cm" fo:min-width="0.3cm"/>
    </style:style>
    <style:style style:name="gr37" style:family="graphic" style:parent-style-name="objectwithoutfill">
      <style:graphic-properties svg:stroke-color="#000000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546cm" fo:min-width="9.936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546cm" fo:min-width="8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5cm" fo:min-width="1.7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546cm" fo:min-width="4.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52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581cm" fo:min-width="8.3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3.55cm" fo:min-width="5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152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81cm" fo:min-width="9.5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281cm" fo:min-width="1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17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45cm" fo:min-width="4.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67cm"/>
      <style:paragraph-properties style:writing-mode="lr-tb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3.538cm" fo:min-width="5.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6.15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4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97cm"/>
      <style:paragraph-properties style:writing-mode="lr-tb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7.55cm" fo:min-width="0.3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OpenSans"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OpenSans" fo:font-size="18pt"/>
    </style:style>
    <style:style style:name="P10" style:family="paragraph">
      <loext:graphic-properties draw:fill="none"/>
      <style:paragraph-properties fo:text-align="center"/>
      <style:text-properties style:font-name="OpenSans"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d428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style:font-name="OpenSans"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/>
      <style:paragraph-properties fo:text-align="center"/>
      <style:text-properties fo:font-size="14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penSans" fo:font-size="18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14pt" style:font-size-asian="14pt" style:font-size-complex="14pt"/>
    </style:style>
    <style:style style:name="T7" style:family="text">
      <style:text-properties fo:color="#c9211e" loext:opacity="100%" style:font-name="OpenSans" fo:font-size="14pt" style:font-size-asian="14pt" style:font-size-complex="14pt"/>
    </style:style>
    <style:style style:name="T8" style:family="text">
      <style:text-properties fo:color="#ff0000" loext:opacity="100%" style:font-name="OpenSans" fo:font-size="14pt" style:font-size-asian="14pt" style:font-size-complex="14pt"/>
    </style:style>
    <style:style style:name="T9" style:family="text">
      <style:text-properties style:font-name="OpenSans" fo:font-size="18pt"/>
    </style:style>
    <style:style style:name="T10" style:family="text">
      <style:text-properties fo:color="#000000" loext:opacity="100%" style:font-name="OpenSans" fo:font-size="18pt"/>
    </style:style>
    <style:style style:name="T11" style:family="text">
      <style:text-properties fo:color="#333333" loext:opacity="100%" style:font-name="OpenSans" fo:font-size="18pt"/>
    </style:style>
    <style:style style:name="T12" style:family="text">
      <style:text-properties fo:color="#111111" loext:opacity="100%" style:font-name="OpenSans" fo:font-size="18pt" style:font-size-asian="18pt" style:font-size-complex="18pt"/>
    </style:style>
    <style:style style:name="T13" style:family="text">
      <style:text-properties style:font-name="OpenSans" fo:font-size="14pt"/>
    </style:style>
    <style:style style:name="T14" style:family="text">
      <style:text-properties style:font-name="OpenSans" fo:font-size="18pt" style:font-size-asian="18pt" style:font-size-complex="18pt"/>
    </style:style>
    <style:style style:name="T15" style:family="text"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8000" loext:opacity="100%" style:font-name="OpenSans" fo:font-size="18pt"/>
    </style:style>
    <style:style style:name="T17" style:family="text">
      <style:text-properties style:font-name="OpenSans" fo:font-size="14pt" style:font-size-asian="18pt" style:font-size-complex="18pt"/>
    </style:style>
    <style:style style:name="T18" style:family="text"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T19" style:family="text">
      <style:text-properties style:font-name="OpenSans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ff8000" loext:opacity="100%" style:font-name="OpenSans" fo:font-size="14pt" style:font-size-asian="14pt" style:font-size-complex="14pt"/>
    </style:style>
    <style:style style:name="T21" style:family="text">
      <style:text-properties fo:color="#ff8000" loext:opacity="100%" style:font-name="OpenSans" fo:font-size="12pt" style:font-size-asian="12pt" style:font-size-complex="12pt"/>
    </style:style>
    <style:style style:name="T22" style:family="text">
      <style:text-properties style:font-name="OpenSans"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pplic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Expression Evaluation <text:s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Expression Evaluation</text:span></text:p>
          </draw:text-box>
        </draw:frame>
        <draw:frame draw:style-name="gr3" draw:text-style-name="P7" draw:layer="layout" svg:width="13.8cm" svg:height="1.411cm" svg:x="7.2cm" svg:y="4.489cm">
          <draw:text-box>
            <text:list text:style-name="L1">
              <text:list-header>
                <text:p xml:id="id5" text:id="id5"><text:span text:style-name="T6">&lt;Operand1&gt;&lt;</text:span><text:span text:style-name="T7">Operator</text:span><text:span text:style-name="T6">&gt;&lt;Operand2&gt; <text:s text:c="3"/></text:span><text:span text:style-name="T7"><text:s/></text:span><text:span text:style-name="T8">Ex: <text:s/>a+b</text:span></text:p>
                <text:p><text:span text:style-name="T6"><text:s/></text:span></text:p>
              </text:list-header>
            </text:list>
          </draw:text-box>
        </draw:frame>
        <draw:frame draw:style-name="gr4" draw:text-style-name="P8" xml:id="id8" draw:id="id8" draw:layer="layout" svg:width="7.355cm" svg:height="1cm" svg:x="1.3cm" svg:y="9.2cm">
          <draw:text-box>
            <text:list text:style-name="L1">
              <text:list-item>
                <text:p><text:span text:style-name="T9">Why Postfix/Prefix ?</text:span></text:p>
              </text:list-item>
            </text:list>
          </draw:text-box>
        </draw:frame>
        <draw:frame draw:style-name="gr5" draw:text-style-name="P8" xml:id="id9" draw:id="id9" draw:layer="layout" svg:width="5.327cm" svg:height="0.988cm" svg:x="2.2cm" svg:y="10.4cm">
          <draw:text-box>
            <text:list text:style-name="L1">
              <text:list-item>
                <text:p><text:span text:style-name="T9">a * (b – c)+d </text:span></text:p>
              </text:list-item>
            </text:list>
          </draw:text-box>
        </draw:frame>
        <draw:frame draw:style-name="gr6" draw:text-style-name="P9" draw:layer="layout" svg:width="4.463cm" svg:height="0.988cm" svg:x="2.237cm" svg:y="11.469cm">
          <draw:text-box>
            <text:list text:style-name="L1">
              <text:list-item>
                <text:p xml:id="id10" text:id="id10"><text:span text:style-name="T10">Inefficient</text:span><text:span text:style-name="T11"> </text:span></text:p>
              </text:list-item>
            </text:list>
          </draw:text-box>
        </draw:frame>
        <draw:g xml:id="id11" draw:id="id11">
          <draw:line draw:style-name="gr7" draw:text-style-name="P10" draw:layer="layout" svg:x1="11.7cm" svg:y1="13.2cm" svg:x2="13.1cm" svg:y2="13.2cm">
            <text:p/>
          </draw:line>
          <draw:frame draw:style-name="gr8" draw:text-style-name="P8" draw:layer="layout" svg:width="14.7cm" svg:height="1.568cm" svg:x="2.2cm" svg:y="12.669cm">
            <draw:text-box>
              <text:list text:style-name="L1">
                <text:list-item>
                  <text:p><text:span text:style-name="T12">Time complexity is O(n*n) </text:span><text:span text:style-name="T13"><text:s text:c="19"/></text:span><text:span text:style-name="T14">O(n)</text:span></text:p>
                </text:list-item>
              </text:list>
            </draw:text-box>
          </draw:frame>
        </draw:g>
        <draw:frame draw:style-name="gr9" draw:text-style-name="P11" xml:id="id1" draw:id="id1" draw:layer="layout" svg:width="12.93cm" svg:height="1cm" svg:x="1.2cm" svg:y="3.1cm">
          <draw:text-box>
            <text:list text:style-name="L1">
              <text:list-item>
                <text:p><text:span text:style-name="T15">An expression can be represented in </text:span></text:p>
              </text:list-item>
            </text:list>
          </draw:text-box>
        </draw:frame>
        <draw:frame draw:style-name="gr3" draw:text-style-name="P7" xml:id="id6" draw:id="id6" draw:layer="layout" svg:width="15cm" svg:height="1.411cm" svg:x="7.2cm" svg:y="5.9cm">
          <draw:text-box>
            <text:list text:style-name="L1">
              <text:list-header>
                <text:p><text:span text:style-name="T6">&lt;Operand1&gt;&lt;Operand2&gt;&lt;</text:span><text:span text:style-name="T7">Operator</text:span><text:span text:style-name="T6">&gt; <text:s text:c="4"/></text:span><text:span text:style-name="T8">Ex <text:s text:c="2"/>ab+</text:span></text:p>
              </text:list-header>
            </text:list>
          </draw:text-box>
        </draw:frame>
        <draw:frame draw:style-name="gr3" draw:text-style-name="P7" xml:id="id7" draw:id="id7" draw:layer="layout" svg:width="14cm" svg:height="1.411cm" svg:x="7.2cm" svg:y="7.4cm">
          <draw:text-box>
            <text:list text:style-name="L1">
              <text:list-header>
                <text:p><text:span text:style-name="T6">&lt;</text:span><text:span text:style-name="T7">Operator</text:span><text:span text:style-name="T6">&gt;&lt;Operand1&gt;&lt;Operand2&gt; <text:s text:c="3"/></text:span><text:span text:style-name="T8"><text:s/>Ex <text:s text:c="2"/>+ab</text:span></text:p>
              </text:list-header>
            </text:list>
          </draw:text-box>
        </draw:frame>
        <draw:frame draw:style-name="gr10" draw:text-style-name="P11" xml:id="id2" draw:id="id2" draw:layer="layout" svg:width="5.6cm" svg:height="1cm" svg:x="2.2cm" svg:y="4.4cm">
          <draw:text-box>
            <text:list text:style-name="L1">
              <text:list-item>
                <text:p><text:span text:style-name="T15">Infix</text:span></text:p>
              </text:list-item>
            </text:list>
          </draw:text-box>
        </draw:frame>
        <draw:frame draw:style-name="gr10" draw:text-style-name="P11" xml:id="id3" draw:id="id3" draw:layer="layout" svg:width="5.6cm" svg:height="1cm" svg:x="2.147cm" svg:y="5.797cm">
          <draw:text-box>
            <text:list text:style-name="L1">
              <text:list-item>
                <text:p><text:span text:style-name="T15">Postfix</text:span></text:p>
              </text:list-item>
            </text:list>
          </draw:text-box>
        </draw:frame>
        <draw:frame draw:style-name="gr10" draw:text-style-name="P11" xml:id="id4" draw:id="id4" draw:layer="layout" svg:width="5.6cm" svg:height="1cm" svg:x="2.2cm" svg:y="7.2cm">
          <draw:text-box>
            <text:list text:style-name="L1">
              <text:list-item>
                <text:p><text:span text:style-name="T15">Prefi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3" presentation:preset-property="Spokes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pinWheelWipe" smil:subtype="thre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Conversion -Infix to Post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 xml:id="id12" text:id="id12"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0" draw:text-style-name="P8" xml:id="id15" draw:id="id15" draw:layer="layout" svg:width="5.6cm" svg:height="1cm" svg:x="20.307cm" svg:y="2.4cm">
          <draw:text-box>
            <text:list text:style-name="L1">
              <text:list-item>
                <text:p><text:span text:style-name="T9">Operator</text:span></text:p>
              </text:list-item>
            </text:list>
          </draw:text-box>
        </draw:frame>
        <draw:frame draw:style-name="gr11" draw:text-style-name="P8" xml:id="id16" draw:id="id16" draw:layer="layout" svg:width="1.874cm" svg:height="0.988cm" svg:x="21.2cm" svg:y="3.8cm">
          <draw:text-box>
            <text:list text:style-name="L1">
              <text:list-item>
                <text:p><text:span text:style-name="T16">()</text:span><text:span text:style-name="T9"> </text:span></text:p>
              </text:list-item>
            </text:list>
          </draw:text-box>
        </draw:frame>
        <draw:frame draw:style-name="gr12" draw:text-style-name="P8" draw:layer="layout" svg:width="2.042cm" svg:height="0.988cm" svg:x="21.283cm" svg:y="4.9cm">
          <draw:text-box>
            <text:list text:style-name="L1">
              <text:list-item>
                <text:p xml:id="id17" text:id="id17"><text:span text:style-name="T16">* /</text:span><text:span text:style-name="T9"> </text:span></text:p>
              </text:list-item>
            </text:list>
          </draw:text-box>
        </draw:frame>
        <draw:frame draw:style-name="gr13" draw:text-style-name="P11" xml:id="id14" draw:id="id14" draw:layer="layout" svg:width="9.509cm" svg:height="1cm" svg:x="1.2cm" svg:y="6.1cm">
          <draw:text-box>
            <text:list text:style-name="L1">
              <text:list-item>
                <text:p><text:span text:style-name="T15">2 * 3 - 3 + 8 / 4 / ( 1 + 1 ) </text:span></text:p>
              </text:list-item>
            </text:list>
          </draw:text-box>
        </draw:frame>
        <draw:frame draw:style-name="gr14" draw:text-style-name="P8" draw:layer="layout" svg:width="2.27cm" svg:height="0.988cm" svg:x="21.3cm" svg:y="6.012cm">
          <draw:text-box>
            <text:list text:style-name="L1">
              <text:list-item>
                <text:p xml:id="id18" text:id="id18"><text:span text:style-name="T16">+ -</text:span><text:span text:style-name="T9"> </text:span></text:p>
              </text:list-item>
            </text:list>
          </draw:text-box>
        </draw:frame>
        <draw:g xml:id="id13" draw:id="id13">
          <draw:custom-shape draw:style-name="gr15" draw:text-style-name="P13" draw:layer="layout" svg:width="3.6cm" svg:height="1.4cm" svg:x="4.5cm" svg:y="3.6cm">
            <text:p text:style-name="P12">Conversion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3.6cm" svg:height="1.4cm" svg:x="11.1cm" svg:y="3.6cm">
            <text:p text:style-name="P12">Evaluation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2.1cm" svg:y1="4.3cm" svg:x2="4.5cm" svg:y2="4.3cm">
            <text:p/>
          </draw:line>
          <draw:line draw:style-name="gr7" draw:text-style-name="P14" draw:layer="layout" svg:x1="8.1cm" svg:y1="4.3cm" svg:x2="11.1cm" svg:y2="4.3cm">
            <text:p/>
          </draw:line>
          <draw:frame draw:style-name="gr16" draw:text-style-name="P15" draw:layer="layout" svg:width="1.666cm" svg:height="0.962cm" svg:x="1.834cm" svg:y="3.438cm">
            <draw:text-box>
              <text:p>Infix</text:p>
            </draw:text-box>
          </draw:frame>
          <draw:frame draw:style-name="gr17" draw:text-style-name="P15" draw:layer="layout" svg:width="2.407cm" svg:height="0.962cm" svg:x="8.4cm" svg:y="3.338cm">
            <draw:text-box>
              <text:p>Postfix</text:p>
            </draw:text-box>
          </draw:frame>
          <draw:frame draw:style-name="gr18" draw:text-style-name="P15" draw:layer="layout" svg:width="2.297cm" svg:height="0.962cm" svg:x="14.993cm" svg:y="3.4cm">
            <draw:text-box>
              <text:p>Result</text:p>
            </draw:text-box>
          </draw:frame>
          <draw:line draw:style-name="gr7" draw:text-style-name="P14" draw:layer="layout" svg:x1="14.7cm" svg:y1="4.362cm" svg:x2="17.1cm" svg:y2="4.36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0;width" smil:keyTimes="0;1"/>
                  <anim:animate smil:dur="0.5s" smil:fill="hold" smil:targetElement="id12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13" smil:attributeName="visibility" smil:to="visible"/>
                  <anim:animate smil:dur="2s" smil:fill="hold" smil:targetElement="id13" smil:attributeName="x" smil:values="0-width/2;x" smil:keyTimes="0;1"/>
                  <anim:animate smil:dur="2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4s" smil:fill="hold" smil:targetElement="id14" smil:attributeName="visibility" smil:to="visible"/>
                  <anim:transitionFilter smil:dur="2s" smil:targetElement="id1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heel" presentation:preset-sub-type="3" presentation:preset-property="Spokes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pinWheelWipe" smil:subtype="threeBlade"/>
                </anim:par>
              </anim:par>
              <anim:par smil:begin="2.5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9" draw:text-style-name="P7" draw:layer="layout" svg:width="10cm" svg:height="1cm" svg:x="1.2cm" svg:y="8.3cm">
          <draw:text-box>
            <text:list text:style-name="L1">
              <text:list-item>
                <text:p xml:id="id20" text:id="id20"><text:span text:style-name="T14">{23*} -3 + {84/} / { 11+ }</text:span><text:span text:style-name="T6"> </text:span></text:p>
              </text:list-item>
            </text:list>
          </draw:text-box>
        </draw:frame>
        <draw:frame draw:style-name="gr13" draw:text-style-name="P11" draw:layer="layout" svg:width="9.509cm" svg:height="1cm" svg:x="1.2cm" svg:y="6.1cm">
          <draw:text-box>
            <text:list text:style-name="L1">
              <text:list-item>
                <text:p><text:span text:style-name="T15">2 * 3 - 3 + 8 / 4 / ( 1 + 1 ) </text:span></text:p>
              </text:list-item>
            </text:list>
          </draw:text-box>
        </draw:frame>
        <draw:frame draw:style-name="gr19" draw:text-style-name="P16" xml:id="id21" draw:id="id21" draw:layer="layout" svg:width="9.7cm" svg:height="1cm" svg:x="1.2cm" svg:y="9.5cm">
          <draw:text-box>
            <text:list text:style-name="L1">
              <text:list-item>
                <text:p><text:span text:style-name="T14">{23*} -3 + {84 / 11+ /}</text:span></text:p>
              </text:list-item>
            </text:list>
          </draw:text-box>
        </draw:frame>
        <draw:frame draw:style-name="gr20" draw:text-style-name="P16" xml:id="id23" draw:id="id23" draw:layer="layout" svg:width="12.8cm" svg:height="0.988cm" svg:x="1.2cm" svg:y="11.889cm">
          <draw:text-box>
            <text:list text:style-name="L1">
              <text:list-item>
                <text:p><text:span text:style-name="T14">23* 3– 84/ 11+ / + <text:s text:c="24"/>Postfix </text:span></text:p>
              </text:list-item>
            </text:list>
          </draw:text-box>
        </draw:frame>
        <draw:frame draw:style-name="gr21" draw:text-style-name="P11" xml:id="id19" draw:id="id19" draw:layer="layout" svg:width="8.887cm" svg:height="1cm" svg:x="1.2cm" svg:y="7.2cm">
          <draw:text-box>
            <text:list text:style-name="L1">
              <text:list-item>
                <text:p><text:span text:style-name="T15">2 * 3 – 3 + 8 / 4 / {11+}</text:span></text:p>
              </text:list-item>
            </text:list>
          </draw:text-box>
        </draw:frame>
        <draw:frame draw:style-name="gr22" draw:text-style-name="P11" xml:id="id22" draw:id="id22" draw:layer="layout" svg:width="8.79cm" svg:height="1cm" svg:x="1.2cm" svg:y="10.7cm">
          <draw:text-box>
            <text:list text:style-name="L1">
              <text:list-item>
                <text:p><text:span text:style-name="T15">{23* 3-} + {84 / 11+ /}</text:span></text:p>
              </text:list-item>
            </text:list>
          </draw:text-box>
        </draw:frame>
        <draw:polyline draw:style-name="gr7" draw:text-style-name="P14" xml:id="id24" draw:id="id24" draw:layer="layout" svg:width="2.599cm" svg:height="0cm" svg:x="8.6cm" svg:y="12.4cm" svg:viewBox="0 0 2600 0" draw:points="0,0 2600,0">
          <text:p/>
        </draw:polyline>
        <draw:g>
          <draw:custom-shape draw:style-name="gr15" draw:text-style-name="P13" draw:layer="layout" svg:width="3.6cm" svg:height="1.4cm" svg:x="4.5cm" svg:y="3.601cm">
            <text:p text:style-name="P12">Conversion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3.6cm" svg:height="1.4cm" svg:x="11.1cm" svg:y="3.601cm">
            <text:p text:style-name="P12">Evaluation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2.1cm" svg:y1="4.301cm" svg:x2="4.5cm" svg:y2="4.301cm">
            <text:p/>
          </draw:line>
          <draw:line draw:style-name="gr7" draw:text-style-name="P14" draw:layer="layout" svg:x1="8.1cm" svg:y1="4.301cm" svg:x2="11.1cm" svg:y2="4.301cm">
            <text:p/>
          </draw:line>
          <draw:frame draw:style-name="gr16" draw:text-style-name="P15" draw:layer="layout" svg:width="1.666cm" svg:height="0.962cm" svg:x="1.834cm" svg:y="3.439cm">
            <draw:text-box>
              <text:p>Infix</text:p>
            </draw:text-box>
          </draw:frame>
          <draw:frame draw:style-name="gr17" draw:text-style-name="P15" draw:layer="layout" svg:width="2.407cm" svg:height="0.962cm" svg:x="8.4cm" svg:y="3.339cm">
            <draw:text-box>
              <text:p>Postfix</text:p>
            </draw:text-box>
          </draw:frame>
          <draw:frame draw:style-name="gr18" draw:text-style-name="P15" draw:layer="layout" svg:width="2.297cm" svg:height="0.962cm" svg:x="14.993cm" svg:y="3.401cm">
            <draw:text-box>
              <text:p>Result</text:p>
            </draw:text-box>
          </draw:frame>
          <draw:line draw:style-name="gr7" draw:text-style-name="P14" draw:layer="layout" svg:x1="14.7cm" svg:y1="4.363cm" svg:x2="17.1cm" svg:y2="4.363cm">
            <text:p/>
          </draw:line>
        </draw:g>
        <draw:frame draw:style-name="gr10" draw:text-style-name="P8" draw:layer="layout" svg:width="5.6cm" svg:height="1cm" svg:x="20.307cm" svg:y="2.4cm">
          <draw:text-box>
            <text:list text:style-name="L1">
              <text:list-item>
                <text:p><text:span text:style-name="T9">Operator</text:span></text:p>
              </text:list-item>
            </text:list>
          </draw:text-box>
        </draw:frame>
        <draw:frame draw:style-name="gr11" draw:text-style-name="P8" draw:layer="layout" svg:width="1.874cm" svg:height="0.988cm" svg:x="21.2cm" svg:y="3.8cm">
          <draw:text-box>
            <text:list text:style-name="L1">
              <text:list-item>
                <text:p><text:span text:style-name="T16">()</text:span><text:span text:style-name="T9"> </text:span></text:p>
              </text:list-item>
            </text:list>
          </draw:text-box>
        </draw:frame>
        <draw:frame draw:style-name="gr12" draw:text-style-name="P8" draw:layer="layout" svg:width="2.042cm" svg:height="0.988cm" svg:x="21.283cm" svg:y="4.9cm">
          <draw:text-box>
            <text:list text:style-name="L1">
              <text:list-item>
                <text:p><text:span text:style-name="T16">* /</text:span><text:span text:style-name="T9"> </text:span></text:p>
              </text:list-item>
            </text:list>
          </draw:text-box>
        </draw:frame>
        <draw:frame draw:style-name="gr14" draw:text-style-name="P8" draw:layer="layout" svg:width="2.27cm" svg:height="0.988cm" svg:x="21.3cm" svg:y="6.012cm">
          <draw:text-box>
            <text:list text:style-name="L1">
              <text:list-item>
                <text:p><text:span text:style-name="T16">+ -</text:span><text:span text:style-name="T9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xml:id="id43" draw:id="id43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 xml:id="id37" text:id="id37"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xml:id="id27" draw:id="id27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 xml:id="id36" text:id="id36"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xml:id="id28" draw:id="id28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26" draw:text-style-name="P18" xml:id="id29" draw:id="id29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xml:id="id30" draw:id="id30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xml:id="id31" draw:id="id31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xml:id="id32" draw:id="id32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xml:id="id33" draw:id="id33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xml:id="id34" draw:id="id34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xml:id="id35" draw:id="id35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xml:id="id39" draw:id="id39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 xml:id="id38" text:id="id38"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xml:id="id40" draw:id="id40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xml:id="id41" draw:id="id41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xml:id="id42" draw:id="id42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frame draw:style-name="gr31" draw:text-style-name="P18" xml:id="id25" draw:id="id25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draw:frame draw:style-name="gr32" draw:text-style-name="P18" draw:layer="layout" svg:width="7.507cm" svg:height="1cm" svg:x="0.801cm" svg:y="3.3cm">
          <draw:text-box>
            <text:list text:style-name="L1">
              <text:list-item>
                <text:p xml:id="id26" text:id="id26"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polyline draw:style-name="gr33" draw:text-style-name="P20" xml:id="id49" draw:id="id49" draw:layer="layout" svg:width="0cm" svg:height="0.787cm" svg:x="14.4cm" svg:y="3.712cm" svg:viewBox="0 0 0 788" draw:points="0,788 0,0">
          <text:p/>
        </draw:polylin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 xml:id="id44" draw:id="id44"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 xml:id="id46" draw:id="id46"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xml:id="id47" draw:id="id4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xml:id="id45" draw:id="id45" draw:layer="layout" svg:width="1.874cm" svg:height="0.831cm" svg:x="14.6cm" svg:y="10.969cm">
          <draw:text-box>
            <text:p><text:span text:style-name="T6">Stack</text:span></text:p>
          </draw:text-box>
        </draw:frame>
        <draw:custom-shape draw:style-name="gr40" draw:text-style-name="P22" xml:id="id48" draw:id="id48" draw:layer="layout" svg:width="10.436cm" svg:height="0.796cm" svg:x="0.8cm" svg:y="2.504cm">
          <text:p/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49" smil:attributeName="visibility" smil:to="visible"/>
                  <anim:transitionFilter smil:dur="0.5s" smil:targetElement="id4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polyline draw:style-name="gr33" draw:text-style-name="P20" xml:id="id51" draw:id="id51" draw:layer="layout" svg:width="0cm" svg:height="0.787cm" svg:x="14.4cm" svg:y="3.712cm" svg:viewBox="0 0 0 788" draw:points="0,788 0,0">
          <text:p/>
        </draw:polyline>
        <draw:custom-shape draw:style-name="gr41" draw:text-style-name="P22" xml:id="id50" draw:id="id50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52" draw:id="id52" draw:layer="layout" svg:width="8.9cm" svg:height="0.796cm" svg:x="1.9cm" svg:y="3.9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42" draw:text-style-name="P7" draw:layer="layout" svg:width="0.815cm" svg:height="0.831cm" svg:x="17.9cm" svg:y="9.869cm">
          <draw:text-box>
            <text:p xml:id="id53" text:id="id53"><text:span text:style-name="T6">2</text:span></text:p>
          </draw:text-box>
        </draw:frame>
        <draw:polyline draw:style-name="gr33" draw:text-style-name="P20" xml:id="id54" draw:id="id54" draw:layer="layout" svg:width="0cm" svg:height="0.787cm" svg:x="15cm" svg:y="3.712cm" svg:viewBox="0 0 0 788" draw:points="0,788 0,0">
          <text:p/>
        </draw:poly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1" smil:attributeName="fill-color" smil:to="#333399" anim:color-interpolation="rgb" anim:color-interpolation-direction="clockwise"/>
                  <anim:set smil:dur="2s" smil:fill="hold" smil:targetElement="id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polyline draw:style-name="gr33" draw:text-style-name="P20" xml:id="id60" draw:id="id60" draw:layer="layout" svg:width="0cm" svg:height="0.787cm" svg:x="15.6cm" svg:y="3.7cm" svg:viewBox="0 0 0 788" draw:points="0,788 0,0">
          <text:p/>
        </draw:polyline>
        <draw:custom-shape draw:style-name="gr41" draw:text-style-name="P22" xml:id="id55" draw:id="id55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xml:id="id57" draw:id="id57" draw:layer="layout" svg:width="2.2cm" svg:height="0.6cm" svg:x="0.6cm" svg:y="4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58" draw:id="id58" draw:layer="layout" svg:width="5.4cm" svg:height="0.796cm" svg:x="2.3cm" svg:y="5.1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45" draw:text-style-name="P7" draw:layer="layout" svg:width="0.752cm" svg:height="0.831cm" svg:x="15.2cm" svg:y="10.2cm">
          <draw:text-box>
            <text:p xml:id="id59" text:id="id59"><text:span text:style-name="T6">*</text:span></text:p>
          </draw:text-box>
        </draw:frame>
        <draw:polyline draw:style-name="gr33" draw:text-style-name="P20" xml:id="id56" draw:id="id56" draw:layer="layout" svg:width="0cm" svg:height="0.787cm" svg:x="15cm" svg:y="3.712cm" svg:viewBox="0 0 0 788" draw:points="0,788 0,0">
          <text:p/>
        </draw:polylin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6" smil:attributeName="fill-color" smil:to="#333399" anim:color-interpolation="rgb" anim:color-interpolation-direction="clockwise"/>
                  <anim:set smil:dur="2s" smil:fill="hold" smil:targetElement="id5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58" svg:path="M0 0v0.0382222222222222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line draw:style-name="gr33" draw:text-style-name="P20" xml:id="id62" draw:id="id62" draw:layer="layout" svg:x1="15.3cm" svg:y1="4.488cm" svg:x2="15.3cm" svg:y2="3.7cm">
          <text:p/>
        </draw:line>
        <draw:custom-shape draw:style-name="gr41" draw:text-style-name="P22" xml:id="id61" draw:id="id61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xml:id="id63" draw:id="id63" draw:layer="layout" svg:width="8.8cm" svg:height="0.831cm" svg:x="2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18.485cm" svg:y="9.87cm">
          <draw:text-box>
            <text:p xml:id="id64" text:id="id64"><text:span text:style-name="T6">3</text:span></text:p>
          </draw:text-box>
        </draw:frame>
        <draw:line draw:style-name="gr33" draw:text-style-name="P20" xml:id="id65" draw:id="id65" draw:layer="layout" svg:x1="15.8cm" svg:y1="4.5cm" svg:x2="15.8cm" svg:y2="3.712cm">
          <text:p/>
        </draw:lin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45" draw:text-style-name="P7" draw:layer="layout" svg:width="0.752cm" svg:height="0.831cm" svg:x="15.2cm" svg:y="10.201cm">
          <draw:text-box>
            <text:p><text:span text:style-name="T6">*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62" smil:attributeName="fill-color" smil:to="#333399" anim:color-interpolation="rgb" anim:color-interpolation-direction="clockwise"/>
                  <anim:set smil:dur="2s" smil:fill="hold" smil:targetElement="id6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g xml:id="id70" draw:id="id70">
          <draw:g>
            <draw:custom-shape draw:style-name="gr47" draw:text-style-name="P21" draw:layer="layout" svg:width="6cm" svg:height="3.8cm" svg:x="20.2cm" svg:y="4.8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2cm" svg:y1="6cm" svg:x2="26.2cm" svg:y2="6cm">
              <text:p/>
            </draw:line>
            <draw:line draw:style-name="gr35" draw:text-style-name="P14" draw:layer="layout" svg:x1="23cm" svg:y1="4.812cm" svg:x2="23cm" svg:y2="8.612cm">
              <text:p/>
            </draw:line>
          </draw:g>
          <draw:frame draw:style-name="gr48" draw:text-style-name="P7" draw:layer="layout" svg:width="6.652cm" svg:height="0.988cm" svg:x="19.5cm" svg:y="5.012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line draw:style-name="gr33" draw:text-style-name="P20" xml:id="id76" draw:id="id76" draw:layer="layout" svg:x1="16.3cm" svg:y1="4.5cm" svg:x2="16.3cm" svg:y2="3.712cm">
          <text:p/>
        </draw:line>
        <draw:custom-shape draw:style-name="gr41" draw:text-style-name="P22" xml:id="id66" draw:id="id66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69" draw:id="id69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68" draw:id="id68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19.1cm" svg:y="9.969cm">
          <draw:text-box>
            <text:p xml:id="id74" text:id="id74"><text:span text:style-name="T6">*</text:span></text:p>
          </draw:text-box>
        </draw:frame>
        <draw:line draw:style-name="gr33" draw:text-style-name="P20" xml:id="id67" draw:id="id67" draw:layer="layout" svg:x1="15.8cm" svg:y1="4.5cm" svg:x2="15.8cm" svg:y2="3.712cm">
          <text:p/>
        </draw:lin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45" draw:text-style-name="P7" draw:layer="layout" svg:width="0.752cm" svg:height="0.831cm" svg:x="15.2cm" svg:y="10.201cm">
          <draw:text-box>
            <text:p xml:id="id73" text:id="id73"><text:span text:style-name="T6">*</text:span></text:p>
          </draw:text-box>
        </draw:frame>
        <draw:frame draw:style-name="gr45" draw:text-style-name="P7" draw:layer="layout" svg:width="0.752cm" svg:height="0.831cm" svg:x="20.8cm" svg:y="6.769cm">
          <draw:text-box>
            <text:p xml:id="id71" text:id="id71"><text:span text:style-name="T6">*</text:span></text:p>
          </draw:text-box>
        </draw:frame>
        <draw:frame draw:style-name="gr51" draw:text-style-name="P7" draw:layer="layout" svg:width="0.68cm" svg:height="0.831cm" svg:x="23.6cm" svg:y="6.669cm">
          <draw:text-box>
            <text:p xml:id="id72" text:id="id72"><text:span text:style-name="T6">-</text:span></text:p>
          </draw:text-box>
        </draw:frame>
        <draw:frame draw:style-name="gr25" draw:text-style-name="P7" draw:layer="layout" svg:width="0.815cm" svg:height="0.831cm" svg:x="18.486cm" svg:y="9.871cm">
          <draw:text-box>
            <text:p><text:span text:style-name="T6">3</text:span></text:p>
          </draw:text-box>
        </draw:frame>
        <draw:frame draw:style-name="gr51" draw:text-style-name="P7" draw:layer="layout" svg:width="0.68cm" svg:height="0.831cm" svg:x="15.272cm" svg:y="10.138cm">
          <draw:text-box>
            <text:p xml:id="id75" text:id="id75"><text:span text:style-name="T6">-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67" smil:attributeName="fill-color" smil:to="#333399" anim:color-interpolation="rgb" anim:color-interpolation-direction="clockwise"/>
                  <anim:set smil:dur="2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69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1+width/2;x" smil:keyTimes="0;1"/>
                  <anim:animate smil:dur="0.5s" smil:fill="hold" smil:targetElement="id70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9" svg:path="M-0.00357142857142857 0.0952380952380952v0.037206349206349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73" anim:sub-item="text" smil:attributeName="x" smil:values="x;1+width/2" smil:keyTimes="0;1"/>
                  <anim:animate smil:dur="0.5s" smil:targetElement="id73" anim:sub-item="text" smil:attributeName="y" smil:values="y;1+height/2" smil:keyTimes="0;1"/>
                  <anim:set smil:begin="0.499s" smil:dur="0.001s" smil:fill="hold" smil:targetElement="id73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9" svg:path="M-0.00357142857142857 0.170539682539683v0.01269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77" draw:id="id77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9" draw:id="id79" draw:layer="layout" svg:width="8.9cm" svg:height="0.796cm" svg:x="1.9cm" svg:y="4.0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42" draw:text-style-name="P7" draw:layer="layout" svg:width="0.815cm" svg:height="0.831cm" svg:x="19.7cm" svg:y="9.869cm">
          <draw:text-box>
            <text:p xml:id="id80" text:id="id80"><text:span text:style-name="T6">3</text:span></text:p>
          </draw:text-box>
        </draw:frame>
        <draw:line draw:style-name="gr33" draw:text-style-name="P20" xml:id="id78" draw:id="id78" draw:layer="layout" svg:x1="16.3cm" svg:y1="4.501cm" svg:x2="16.3cm" svg:y2="3.713cm">
          <text:p/>
        </draw:line>
        <draw:frame draw:style-name="gr51" draw:text-style-name="P7" draw:layer="layout" svg:width="0.68cm" svg:height="0.831cm" svg:x="15.272cm" svg:y="10.139cm">
          <draw:text-box>
            <text:p><text:span text:style-name="T6">-</text:span></text:p>
          </draw:text-box>
        </draw:frame>
        <draw:frame draw:style-name="gr25" draw:text-style-name="P7" draw:layer="layout" svg:width="0.815cm" svg:height="0.831cm" svg:x="19.101cm" svg:y="9.97cm">
          <draw:text-box>
            <text:p><text:span text:style-name="T6">*</text:span></text:p>
          </draw:text-box>
        </draw:frame>
        <draw:frame draw:style-name="gr25" draw:text-style-name="P7" draw:layer="layout" svg:width="0.815cm" svg:height="0.831cm" svg:x="18.487cm" svg:y="9.872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17.902cm" svg:y="9.871cm">
          <draw:text-box>
            <text:p><text:span text:style-name="T6">2</text:span></text:p>
          </draw:text-box>
        </draw:frame>
        <draw:line draw:style-name="gr33" draw:text-style-name="P20" xml:id="id81" draw:id="id81" draw:layer="layout" svg:x1="16.9cm" svg:y1="4.5cm" svg:x2="16.9cm" svg:y2="3.712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78" smil:attributeName="fill-color" smil:to="#333399" anim:color-interpolation="rgb" anim:color-interpolation-direction="clockwise"/>
                  <anim:set smil:dur="2s" smil:fill="hold" smil:targetElement="id7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g xml:id="id86" draw:id="id86">
          <draw:g>
            <draw:custom-shape draw:style-name="gr47" draw:text-style-name="P21" draw:layer="layout" svg:width="6cm" svg:height="3.8cm" svg:x="20.2cm" svg:y="4.8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2cm" svg:y1="6cm" svg:x2="26.2cm" svg:y2="6cm">
              <text:p/>
            </draw:line>
            <draw:line draw:style-name="gr35" draw:text-style-name="P14" draw:layer="layout" svg:x1="23cm" svg:y1="4.812cm" svg:x2="23cm" svg:y2="8.612cm">
              <text:p/>
            </draw:line>
          </draw:g>
          <draw:frame draw:style-name="gr48" draw:text-style-name="P7" draw:layer="layout" svg:width="6.652cm" svg:height="0.988cm" svg:x="19.5cm" svg:y="5.012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82" draw:id="id82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85" draw:id="id85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4" draw:id="id84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0.4cm" svg:y="9.869cm">
          <draw:text-box>
            <text:p xml:id="id90" text:id="id90"><text:span text:style-name="T6">-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52" draw:text-style-name="P7" draw:layer="layout" svg:width="0.917cm" svg:height="0.831cm" svg:x="15.2cm" svg:y="10.2cm">
          <draw:text-box>
            <text:p xml:id="id91" text:id="id91"><text:span text:style-name="T6">+</text:span></text:p>
          </draw:text-box>
        </draw:frame>
        <draw:frame draw:style-name="gr20" draw:text-style-name="P23" draw:layer="layout" svg:width="0.752cm" svg:height="0.988cm" svg:x="20.848cm" svg:y="6.7cm">
          <draw:text-box>
            <text:p xml:id="id87" text:id="id87"><text:span text:style-name="T22">-</text:span></text:p>
          </draw:text-box>
        </draw:frame>
        <draw:frame draw:style-name="gr25" draw:text-style-name="P7" draw:layer="layout" svg:width="0.8cm" svg:height="0.831cm" svg:x="23.6cm" svg:y="6.769cm">
          <draw:text-box>
            <text:p xml:id="id88" text:id="id88"><text:span text:style-name="T6">+</text:span></text:p>
          </draw:text-box>
        </draw:frame>
        <draw:line draw:style-name="gr33" draw:text-style-name="P20" xml:id="id83" draw:id="id83" draw:layer="layout" svg:x1="16.8cm" svg:y1="4.501cm" svg:x2="16.8cm" svg:y2="3.713cm">
          <text:p/>
        </draw:line>
        <draw:frame draw:style-name="gr51" draw:text-style-name="P7" draw:layer="layout" svg:width="0.68cm" svg:height="0.831cm" svg:x="15.272cm" svg:y="10.14cm">
          <draw:text-box>
            <text:p xml:id="id89" text:id="id89"><text:span text:style-name="T6">-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line draw:style-name="gr33" draw:text-style-name="P20" xml:id="id92" draw:id="id92" draw:layer="layout" svg:x1="17.4cm" svg:y1="4.5cm" svg:x2="17.4cm" svg:y2="3.712cm">
          <text:p/>
        </draw:lin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83" smil:attributeName="fill-color" smil:to="#333399" anim:color-interpolation="rgb" anim:color-interpolation-direction="clockwise"/>
                  <anim:set smil:dur="2s" smil:fill="hold" smil:targetElement="id8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85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1+width/2;x" smil:keyTimes="0;1"/>
                  <anim:animate smil:dur="0.5s" smil:fill="hold" smil:targetElement="id86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85" svg:path="M-0.00357142857142857 0.0952380952380952v0.037206349206349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89" anim:sub-item="text" smil:attributeName="x" smil:values="x;1+width/2" smil:keyTimes="0;1"/>
                  <anim:animate smil:dur="0.5s" smil:targetElement="id89" anim:sub-item="text" smil:attributeName="y" smil:values="y;1+height/2" smil:keyTimes="0;1"/>
                  <anim:set smil:begin="0.499s" smil:dur="0.001s" smil:fill="hold" smil:targetElement="id89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1+width/2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85" svg:path="M-0.00357142857142857 0.145142857142857v0.025396825396825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93" draw:id="id93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95" draw:id="id95" draw:layer="layout" svg:width="8.9cm" svg:height="0.796cm" svg:x="1.9cm" svg:y="4.0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42" draw:text-style-name="P7" draw:layer="layout" svg:width="0.815cm" svg:height="0.831cm" svg:x="20.885cm" svg:y="9.87cm">
          <draw:text-box>
            <text:p xml:id="id96" text:id="id96"><text:span text:style-name="T6">8</text:span></text:p>
          </draw:text-box>
        </draw:frame>
        <draw:frame draw:style-name="gr25" draw:text-style-name="P7" draw:layer="layout" svg:width="0.815cm" svg:height="0.831cm" svg:x="19.101cm" svg:y="9.97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7.902cm" svg:y="9.871cm">
          <draw:text-box>
            <text:p><text:span text:style-name="T6">2</text:span></text:p>
          </draw:text-box>
        </draw:frame>
        <draw:frame draw:style-name="gr25" draw:text-style-name="P7" draw:layer="layout" svg:width="0.815cm" svg:height="0.831cm" svg:x="20.401cm" svg:y="9.87cm">
          <draw:text-box>
            <text:p><text:span text:style-name="T6">-</text:span></text:p>
          </draw:text-box>
        </draw:frame>
        <draw:frame draw:style-name="gr25" draw:text-style-name="P7" draw:layer="layout" svg:width="0.815cm" svg:height="0.831cm" svg:x="18.487cm" svg:y="9.872cm">
          <draw:text-box>
            <text:p><text:span text:style-name="T6">3</text:span></text:p>
          </draw:text-box>
        </draw:frame>
        <draw:line draw:style-name="gr33" draw:text-style-name="P20" xml:id="id94" draw:id="id94" draw:layer="layout" svg:x1="17.4cm" svg:y1="4.501cm" svg:x2="17.4cm" svg:y2="3.713cm">
          <text:p/>
        </draw:line>
        <draw:frame draw:style-name="gr42" draw:text-style-name="P7" draw:layer="layout" svg:width="0.815cm" svg:height="0.831cm" svg:x="19.702cm" svg:y="9.871cm">
          <draw:text-box>
            <text:p><text:span text:style-name="T6">3</text:span></text:p>
          </draw:text-box>
        </draw:frame>
        <draw:frame draw:style-name="gr52" draw:text-style-name="P7" draw:layer="layout" svg:width="0.917cm" svg:height="0.831cm" svg:x="15.172cm" svg:y="10.141cm">
          <draw:text-box>
            <text:p><text:span text:style-name="T6">+</text:span></text:p>
          </draw:text-box>
        </draw:frame>
        <draw:line draw:style-name="gr33" draw:text-style-name="P20" xml:id="id97" draw:id="id97" draw:layer="layout" svg:x1="17.8cm" svg:y1="4.488cm" svg:x2="17.8cm" svg:y2="3.7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4" smil:attributeName="fill-color" smil:to="#333399" anim:color-interpolation="rgb" anim:color-interpolation-direction="clockwise"/>
                  <anim:set smil:dur="2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g xml:id="id102" draw:id="id102">
          <draw:g>
            <draw:custom-shape draw:style-name="gr47" draw:text-style-name="P21" draw:layer="layout" svg:width="6cm" svg:height="3.8cm" svg:x="20.2cm" svg:y="4.8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2cm" svg:y1="6cm" svg:x2="26.2cm" svg:y2="6cm">
              <text:p/>
            </draw:line>
            <draw:line draw:style-name="gr35" draw:text-style-name="P14" draw:layer="layout" svg:x1="23cm" svg:y1="4.812cm" svg:x2="23cm" svg:y2="8.612cm">
              <text:p/>
            </draw:line>
          </draw:g>
          <draw:frame draw:style-name="gr48" draw:text-style-name="P7" draw:layer="layout" svg:width="6.652cm" svg:height="0.988cm" svg:x="19.5cm" svg:y="5.012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98" draw:id="id98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01" draw:id="id101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0" draw:id="id100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5" draw:id="id105" draw:layer="layout" svg:width="1.8cm" svg:height="0.531cm" svg:x="1.8cm" svg:y="8.56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xml:id="id106" draw:id="id106" draw:layer="layout" svg:width="5cm" svg:height="0.7cm" svg:x="3.2cm" svg:y="8.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0.4cm" svg:y="9.869cm">
          <draw:text-box>
            <text:p><text:span text:style-name="T6">-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52" draw:text-style-name="P7" draw:layer="layout" svg:width="0.917cm" svg:height="0.831cm" svg:x="15.2cm" svg:y="10.2cm">
          <draw:text-box>
            <text:p><text:span text:style-name="T6">+</text:span></text:p>
          </draw:text-box>
        </draw:frame>
        <draw:frame draw:style-name="gr25" draw:text-style-name="P7" draw:layer="layout" svg:width="0.8cm" svg:height="0.831cm" svg:x="20.8cm" svg:y="6.869cm">
          <draw:text-box>
            <text:p xml:id="id103" text:id="id103"><text:span text:style-name="T6">+</text:span></text:p>
          </draw:text-box>
        </draw:frame>
        <draw:frame draw:style-name="gr54" draw:text-style-name="P7" draw:layer="layout" svg:width="0.667cm" svg:height="0.831cm" svg:x="15.333cm" svg:y="9.569cm">
          <draw:text-box>
            <text:p xml:id="id107" text:id="id107"><text:span text:style-name="T6">/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line draw:style-name="gr33" draw:text-style-name="P20" xml:id="id99" draw:id="id99" draw:layer="layout" svg:x1="17.7cm" svg:y1="4.489cm" svg:x2="17.7cm" svg:y2="3.701cm">
          <text:p/>
        </draw:line>
        <draw:frame draw:style-name="gr25" draw:text-style-name="P7" draw:layer="layout" svg:width="0.8cm" svg:height="0.831cm" svg:x="23.6cm" svg:y="6.869cm">
          <draw:text-box>
            <text:p xml:id="id104" text:id="id104"><text:span text:style-name="T6">/</text:span></text:p>
          </draw:text-box>
        </draw:frame>
        <draw:line draw:style-name="gr33" draw:text-style-name="P20" xml:id="id108" draw:id="id108" draw:layer="layout" svg:x1="18.3cm" svg:y1="4.5cm" svg:x2="18.3cm" svg:y2="3.712cm">
          <text:p/>
        </draw:lin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9" smil:attributeName="fill-color" smil:to="#333399" anim:color-interpolation="rgb" anim:color-interpolation-direction="clockwise"/>
                  <anim:set smil:dur="2s" smil:fill="hold" smil:targetElement="id9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01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1+width/2;x" smil:keyTimes="0;1"/>
                  <anim:animate smil:dur="0.5s" smil:fill="hold" smil:targetElement="id102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09" draw:id="id109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111" draw:id="id111" draw:layer="layout" svg:width="8.9cm" svg:height="0.796cm" svg:x="1.9cm" svg:y="4.0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1.5cm" svg:y="9.871cm">
          <draw:text-box>
            <text:p xml:id="id112" text:id="id112"><text:span text:style-name="T6">4</text:span></text:p>
          </draw:text-box>
        </draw:frame>
        <draw:frame draw:style-name="gr25" draw:text-style-name="P7" draw:layer="layout" svg:width="0.815cm" svg:height="0.831cm" svg:x="19.101cm" svg:y="9.97cm">
          <draw:text-box>
            <text:p><text:span text:style-name="T6">*</text:span></text:p>
          </draw:text-box>
        </draw:frame>
        <draw:frame draw:style-name="gr25" draw:text-style-name="P7" draw:layer="layout" svg:width="0.815cm" svg:height="0.831cm" svg:x="18.487cm" svg:y="9.872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17.902cm" svg:y="9.871cm">
          <draw:text-box>
            <text:p><text:span text:style-name="T6">2</text:span></text:p>
          </draw:text-box>
        </draw:frame>
        <draw:line draw:style-name="gr33" draw:text-style-name="P20" xml:id="id110" draw:id="id110" draw:layer="layout" svg:x1="18.2cm" svg:y1="4.501cm" svg:x2="18.2cm" svg:y2="3.713cm">
          <text:p/>
        </draw:lin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0.401cm" svg:y="9.87cm">
          <draw:text-box>
            <text:p><text:span text:style-name="T6">-</text:span></text:p>
          </draw:text-box>
        </draw:frame>
        <draw:line draw:style-name="gr33" draw:text-style-name="P20" xml:id="id113" draw:id="id113" draw:layer="layout" svg:x1="18.7cm" svg:y1="4.488cm" svg:x2="18.7cm" svg:y2="3.7cm">
          <text:p/>
        </draw:line>
        <draw:frame draw:style-name="gr52" draw:text-style-name="P7" draw:layer="layout" svg:width="0.917cm" svg:height="0.831cm" svg:x="15.201cm" svg:y="10.2cm">
          <draw:text-box>
            <text:p><text:span text:style-name="T6">+</text:span></text:p>
          </draw:text-box>
        </draw:frame>
        <draw:frame draw:style-name="gr54" draw:text-style-name="P7" draw:layer="layout" svg:width="0.667cm" svg:height="0.831cm" svg:x="15.334cm" svg:y="9.569cm">
          <draw:text-box>
            <text:p><text:span text:style-name="T6">/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10" smil:attributeName="fill-color" smil:to="#333399" anim:color-interpolation="rgb" anim:color-interpolation-direction="clockwise"/>
                  <anim:set smil:dur="2s" smil:fill="hold" smil:targetElement="id11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g xml:id="id118" draw:id="id118">
          <draw:g>
            <draw:custom-shape draw:style-name="gr55" draw:text-style-name="P21" draw:layer="layout" svg:width="6cm" svg:height="3.788cm" svg:x="20.1cm" svg:y="5.2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1cm" svg:y1="6.396cm" svg:x2="26.1cm" svg:y2="6.396cm">
              <text:p/>
            </draw:line>
            <draw:line draw:style-name="gr35" draw:text-style-name="P14" draw:layer="layout" svg:x1="22.9cm" svg:y1="5.212cm" svg:x2="22.9cm" svg:y2="9cm">
              <text:p/>
            </draw:line>
          </draw:g>
          <draw:frame draw:style-name="gr56" draw:text-style-name="P7" draw:layer="layout" svg:width="6.652cm" svg:height="0.985cm" svg:x="19.4cm" svg:y="5.411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14" draw:id="id114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17" draw:id="id117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16" draw:id="id116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2.185cm" svg:y="9.869cm">
          <draw:text-box>
            <text:p xml:id="id122" text:id="id122"><text:span text:style-name="T6">/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25" draw:text-style-name="P7" draw:layer="layout" svg:width="0.752cm" svg:height="0.831cm" svg:x="20.848cm" svg:y="7.2cm">
          <draw:text-box>
            <text:p xml:id="id119" text:id="id119"><text:span text:style-name="T6">/</text:span></text:p>
          </draw:text-box>
        </draw:frame>
        <draw:frame draw:style-name="gr25" draw:text-style-name="P7" draw:layer="layout" svg:width="0.8cm" svg:height="0.831cm" svg:x="23.7cm" svg:y="7.169cm">
          <draw:text-box>
            <text:p xml:id="id120" text:id="id120"><text:span text:style-name="T6">/</text:span></text:p>
          </draw:text-box>
        </draw:frame>
        <draw:frame draw:style-name="gr54" draw:text-style-name="P7" draw:layer="layout" svg:width="0.667cm" svg:height="0.831cm" svg:x="15.301cm" svg:y="9.569cm">
          <draw:text-box>
            <text:p xml:id="id123" text:id="id123"><text:span text:style-name="T6">/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line draw:style-name="gr33" draw:text-style-name="P20" xml:id="id115" draw:id="id115" draw:layer="layout" svg:x1="18.7cm" svg:y1="4.489cm" svg:x2="18.7cm" svg:y2="3.701cm">
          <text:p/>
        </draw:line>
        <draw:frame draw:style-name="gr42" draw:text-style-name="P7" draw:layer="layout" svg:width="0.815cm" svg:height="0.831cm" svg:x="20.887cm" svg:y="9.872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1.501cm" svg:y="9.872cm">
          <draw:text-box>
            <text:p><text:span text:style-name="T6">4</text:span></text:p>
          </draw:text-box>
        </draw:frame>
        <draw:frame draw:style-name="gr52" draw:text-style-name="P7" draw:layer="layout" svg:width="0.917cm" svg:height="0.831cm" svg:x="15.201cm" svg:y="10.2cm">
          <draw:text-box>
            <text:p><text:span text:style-name="T6">+</text:span></text:p>
          </draw:text-box>
        </draw:frame>
        <draw:frame draw:style-name="gr54" draw:text-style-name="P7" draw:layer="layout" svg:width="0.667cm" svg:height="0.831cm" svg:x="15.334cm" svg:y="9.569cm">
          <draw:text-box>
            <text:p xml:id="id121" text:id="id121"><text:span text:style-name="T6">/</text:span></text:p>
          </draw:text-box>
        </draw:frame>
        <draw:line draw:style-name="gr33" draw:text-style-name="P20" xml:id="id124" draw:id="id124" draw:layer="layout" svg:x1="19.2cm" svg:y1="4.488cm" svg:x2="19.2cm" svg:y2="3.7cm">
          <text:p/>
        </draw:line>
        <draw:frame draw:style-name="gr25" draw:text-style-name="P7" draw:layer="layout" svg:width="0.815cm" svg:height="0.831cm" svg:x="20.402cm" svg:y="9.871cm">
          <draw:text-box>
            <text:p><text:span text:style-name="T6">-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15" smil:attributeName="fill-color" smil:to="#333399" anim:color-interpolation="rgb" anim:color-interpolation-direction="clockwise"/>
                  <anim:set smil:dur="2s" smil:fill="hold" smil:targetElement="id11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17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1+width/2;x" smil:keyTimes="0;1"/>
                  <anim:animate smil:dur="0.5s" smil:fill="hold" smil:targetElement="id118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17" svg:path="M-0.00357142857142857 0.0952380952380952v0.037206349206349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21" anim:sub-item="text" smil:attributeName="x" smil:values="x;1+width/2" smil:keyTimes="0;1"/>
                  <anim:animate smil:dur="0.5s" smil:targetElement="id121" anim:sub-item="text" smil:attributeName="y" smil:values="y;1+height/2" smil:keyTimes="0;1"/>
                  <anim:set smil:begin="0.499s" smil:dur="0.001s" smil:fill="hold" smil:targetElement="id121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1+width/2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17" svg:path="M-0.00357142857142857 0.145142857142857v0.025396825396825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9" draw:text-style-name="P22" xml:id="id126" draw:id="id126" draw:layer="layout" svg:width="10cm" svg:height="0.831cm" svg:x="1.4cm" svg:y="9.6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0.4cm" svg:y="9.869cm">
          <draw:text-box>
            <text:p><text:span text:style-name="T6">-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52" draw:text-style-name="P7" draw:layer="layout" svg:width="0.917cm" svg:height="0.831cm" svg:x="15.2cm" svg:y="10.2cm">
          <draw:text-box>
            <text:p><text:span text:style-name="T6">+</text:span></text:p>
          </draw:text-box>
        </draw:frame>
        <draw:frame draw:style-name="gr25" draw:text-style-name="P7" draw:layer="layout" svg:width="0.697cm" svg:height="0.831cm" svg:x="15.3cm" svg:y="8.969cm">
          <draw:text-box>
            <text:p xml:id="id127" text:id="id127"><text:span text:style-name="T6">(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2.186cm" svg:y="9.869cm">
          <draw:text-box>
            <text:p><text:span text:style-name="T6">/</text:span></text:p>
          </draw:text-box>
        </draw:frame>
        <draw:frame draw:style-name="gr25" draw:text-style-name="P7" draw:layer="layout" svg:width="0.815cm" svg:height="0.831cm" svg:x="21.502cm" svg:y="9.872cm">
          <draw:text-box>
            <text:p><text:span text:style-name="T6">4</text:span></text:p>
          </draw:text-box>
        </draw:frame>
        <draw:line draw:style-name="gr33" draw:text-style-name="P20" xml:id="id125" draw:id="id125" draw:layer="layout" svg:x1="19.1cm" svg:y1="4.489cm" svg:x2="19.1cm" svg:y2="3.701cm">
          <text:p/>
        </draw:line>
        <draw:frame draw:style-name="gr54" draw:text-style-name="P7" draw:layer="layout" svg:width="0.667cm" svg:height="0.831cm" svg:x="15.335cm" svg:y="9.57cm">
          <draw:text-box>
            <text:p><text:span text:style-name="T6">/</text:span></text:p>
          </draw:text-box>
        </draw:frame>
        <draw:line draw:style-name="gr33" draw:text-style-name="P20" xml:id="id128" draw:id="id128" draw:layer="layout" svg:x1="19.6cm" svg:y1="4.5cm" svg:x2="19.6cm" svg:y2="3.712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25" smil:attributeName="fill-color" smil:to="#333399" anim:color-interpolation="rgb" anim:color-interpolation-direction="clockwise"/>
                  <anim:set smil:dur="2s" smil:fill="hold" smil:targetElement="id1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26" svg:path="M0 0v0.049904761904761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29" draw:id="id129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131" draw:id="id131" draw:layer="layout" svg:width="8.9cm" svg:height="0.796cm" svg:x="1.9cm" svg:y="4.0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2.701cm" svg:y="9.87cm">
          <draw:text-box>
            <text:p xml:id="id132" text:id="id132"><text:span text:style-name="T6">1</text:span></text:p>
          </draw:text-box>
        </draw:frame>
        <draw:frame draw:style-name="gr25" draw:text-style-name="P7" draw:layer="layout" svg:width="0.815cm" svg:height="0.831cm" svg:x="19.101cm" svg:y="9.97cm">
          <draw:text-box>
            <text:p><text:span text:style-name="T6">*</text:span></text:p>
          </draw:text-box>
        </draw:frame>
        <draw:frame draw:style-name="gr25" draw:text-style-name="P7" draw:layer="layout" svg:width="0.815cm" svg:height="0.831cm" svg:x="18.487cm" svg:y="9.872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17.902cm" svg:y="9.871cm">
          <draw:text-box>
            <text:p><text:span text:style-name="T6">2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0.401cm" svg:y="9.87cm">
          <draw:text-box>
            <text:p><text:span text:style-name="T6">-</text:span></text:p>
          </draw:text-box>
        </draw:frame>
        <draw:frame draw:style-name="gr52" draw:text-style-name="P7" draw:layer="layout" svg:width="0.917cm" svg:height="0.831cm" svg:x="15.201cm" svg:y="10.2cm">
          <draw:text-box>
            <text:p><text:span text:style-name="T6">+</text:span></text:p>
          </draw:text-box>
        </draw:frame>
        <draw:frame draw:style-name="gr54" draw:text-style-name="P7" draw:layer="layout" svg:width="0.667cm" svg:height="0.831cm" svg:x="15.334cm" svg:y="9.569cm">
          <draw:text-box>
            <text:p><text:span text:style-name="T6">/</text:span></text:p>
          </draw:text-box>
        </draw:frame>
        <draw:line draw:style-name="gr33" draw:text-style-name="P20" xml:id="id130" draw:id="id130" draw:layer="layout" svg:x1="19.5cm" svg:y1="4.501cm" svg:x2="19.5cm" svg:y2="3.713cm">
          <text:p/>
        </draw:line>
        <draw:frame draw:style-name="gr25" draw:text-style-name="P7" draw:layer="layout" svg:width="0.815cm" svg:height="0.831cm" svg:x="22.187cm" svg:y="9.87cm">
          <draw:text-box>
            <text:p><text:span text:style-name="T6">/</text:span></text:p>
          </draw:text-box>
        </draw:frame>
        <draw:frame draw:style-name="gr25" draw:text-style-name="P7" draw:layer="layout" svg:width="0.697cm" svg:height="0.831cm" svg:x="15.301cm" svg:y="8.97cm">
          <draw:text-box>
            <text:p><text:span text:style-name="T6">(</text:span></text:p>
          </draw:text-box>
        </draw:frame>
        <draw:frame draw:style-name="gr25" draw:text-style-name="P7" draw:layer="layout" svg:width="0.815cm" svg:height="0.831cm" svg:x="21.503cm" svg:y="9.873cm">
          <draw:text-box>
            <text:p><text:span text:style-name="T6">4</text:span></text:p>
          </draw:text-box>
        </draw:frame>
        <draw:line draw:style-name="gr33" draw:text-style-name="P20" xml:id="id133" draw:id="id133" draw:layer="layout" svg:x1="20cm" svg:y1="4.488cm" svg:x2="20cm" svg:y2="3.7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30" smil:attributeName="fill-color" smil:to="#333399" anim:color-interpolation="rgb" anim:color-interpolation-direction="clockwise"/>
                  <anim:set smil:dur="2s" smil:fill="hold" smil:targetElement="id13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g xml:id="id138" draw:id="id138">
          <draw:g>
            <draw:custom-shape draw:style-name="gr47" draw:text-style-name="P21" draw:layer="layout" svg:width="6cm" svg:height="3.8cm" svg:x="20.2cm" svg:y="4.8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2cm" svg:y1="6cm" svg:x2="26.2cm" svg:y2="6cm">
              <text:p/>
            </draw:line>
            <draw:line draw:style-name="gr35" draw:text-style-name="P14" draw:layer="layout" svg:x1="23cm" svg:y1="4.812cm" svg:x2="23cm" svg:y2="8.612cm">
              <text:p/>
            </draw:line>
          </draw:g>
          <draw:frame draw:style-name="gr48" draw:text-style-name="P7" draw:layer="layout" svg:width="6.652cm" svg:height="0.988cm" svg:x="19.5cm" svg:y="5.012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34" draw:id="id134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37" draw:id="id137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36" draw:id="id136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41" draw:id="id141" draw:layer="layout" svg:width="1.8cm" svg:height="0.531cm" svg:x="1.8cm" svg:y="8.56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xml:id="id142" draw:id="id142" draw:layer="layout" svg:width="5cm" svg:height="0.7cm" svg:x="3.2cm" svg:y="8.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0.4cm" svg:y="9.869cm">
          <draw:text-box>
            <text:p><text:span text:style-name="T6">-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52" draw:text-style-name="P7" draw:layer="layout" svg:width="0.917cm" svg:height="0.831cm" svg:x="15.2cm" svg:y="10.2cm">
          <draw:text-box>
            <text:p><text:span text:style-name="T6">+</text:span></text:p>
          </draw:text-box>
        </draw:frame>
        <draw:frame draw:style-name="gr25" draw:text-style-name="P7" draw:layer="layout" svg:width="0.8cm" svg:height="0.831cm" svg:x="20.8cm" svg:y="6.869cm">
          <draw:text-box>
            <text:p xml:id="id139" text:id="id139"><text:span text:style-name="T6">(</text:span></text:p>
          </draw:text-box>
        </draw:frame>
        <draw:frame draw:style-name="gr52" draw:text-style-name="P7" draw:layer="layout" svg:width="0.917cm" svg:height="0.831cm" svg:x="15.133cm" svg:y="8.269cm">
          <draw:text-box>
            <text:p xml:id="id143" text:id="id143"><text:span text:style-name="T6">+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frame draw:style-name="gr25" draw:text-style-name="P7" draw:layer="layout" svg:width="0.8cm" svg:height="0.831cm" svg:x="23.6cm" svg:y="6.869cm">
          <draw:text-box>
            <text:p xml:id="id140" text:id="id140"><text:span text:style-name="T6">+</text:span></text:p>
          </draw:text-box>
        </draw:fram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line draw:style-name="gr33" draw:text-style-name="P20" xml:id="id135" draw:id="id135" draw:layer="layout" svg:x1="20.1cm" svg:y1="4.489cm" svg:x2="20.1cm" svg:y2="3.701cm">
          <text:p/>
        </draw:line>
        <draw:frame draw:style-name="gr25" draw:text-style-name="P7" draw:layer="layout" svg:width="0.697cm" svg:height="0.831cm" svg:x="15.302cm" svg:y="8.971cm">
          <draw:text-box>
            <text:p><text:span text:style-name="T6">(</text:span></text:p>
          </draw:text-box>
        </draw:frame>
        <draw:frame draw:style-name="gr25" draw:text-style-name="P7" draw:layer="layout" svg:width="0.815cm" svg:height="0.831cm" svg:x="22.702cm" svg:y="9.87cm">
          <draw:text-box>
            <text:p><text:span text:style-name="T6">1</text:span></text:p>
          </draw:text-box>
        </draw:frame>
        <draw:frame draw:style-name="gr25" draw:text-style-name="P7" draw:layer="layout" svg:width="0.815cm" svg:height="0.831cm" svg:x="22.188cm" svg:y="9.87cm">
          <draw:text-box>
            <text:p><text:span text:style-name="T6">/</text:span></text:p>
          </draw:text-box>
        </draw:frame>
        <draw:frame draw:style-name="gr25" draw:text-style-name="P7" draw:layer="layout" svg:width="0.815cm" svg:height="0.831cm" svg:x="21.504cm" svg:y="9.873cm">
          <draw:text-box>
            <text:p><text:span text:style-name="T6">4</text:span></text:p>
          </draw:text-box>
        </draw:frame>
        <draw:frame draw:style-name="gr54" draw:text-style-name="P7" draw:layer="layout" svg:width="0.667cm" svg:height="0.831cm" svg:x="15.335cm" svg:y="9.57cm">
          <draw:text-box>
            <text:p><text:span text:style-name="T6">/</text:span></text:p>
          </draw:text-box>
        </draw:frame>
        <draw:line draw:style-name="gr33" draw:text-style-name="P20" xml:id="id144" draw:id="id144" draw:layer="layout" svg:x1="20.7cm" svg:y1="4.488cm" svg:x2="20.7cm" svg:y2="3.7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35" smil:attributeName="fill-color" smil:to="#333399" anim:color-interpolation="rgb" anim:color-interpolation-direction="clockwise"/>
                  <anim:set smil:dur="2s" smil:fill="hold" smil:targetElement="id13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37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1+width/2;x" smil:keyTimes="0;1"/>
                  <anim:animate smil:dur="0.5s" smil:fill="hold" smil:targetElement="id138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39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45" draw:id="id145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147" draw:id="id147" draw:layer="layout" svg:width="8.9cm" svg:height="0.796cm" svg:x="1.9cm" svg:y="4.03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57" draw:text-style-name="P18" draw:layer="layout" svg:width="8.98cm" svg:height="1cm" svg:x="2.131cm" svg:y="13.8cm">
          <draw:text-box>
            <text:list text:style-name="L1">
              <text:list-header>
                <text:p><text:span text:style-name="T18">Empty Stack and discard '(' <text:s/>')' <text:s/>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3.3cm" svg:y="9.87cm">
          <draw:text-box>
            <text:p xml:id="id148" text:id="id148"><text:span text:style-name="T6">1</text:span></text:p>
          </draw:text-box>
        </draw:frame>
        <draw:frame draw:style-name="gr25" draw:text-style-name="P7" draw:layer="layout" svg:width="0.815cm" svg:height="0.831cm" svg:x="19.101cm" svg:y="9.97cm">
          <draw:text-box>
            <text:p><text:span text:style-name="T6">*</text:span></text:p>
          </draw:text-box>
        </draw:frame>
        <draw:frame draw:style-name="gr25" draw:text-style-name="P7" draw:layer="layout" svg:width="0.815cm" svg:height="0.831cm" svg:x="18.487cm" svg:y="9.872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17.902cm" svg:y="9.871cm">
          <draw:text-box>
            <text:p><text:span text:style-name="T6">2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6cm" svg:y="9.871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0.401cm" svg:y="9.87cm">
          <draw:text-box>
            <text:p><text:span text:style-name="T6">-</text:span></text:p>
          </draw:text-box>
        </draw:frame>
        <draw:frame draw:style-name="gr52" draw:text-style-name="P7" draw:layer="layout" svg:width="0.917cm" svg:height="0.831cm" svg:x="15.201cm" svg:y="10.2cm">
          <draw:text-box>
            <text:p><text:span text:style-name="T6">+</text:span></text:p>
          </draw:text-box>
        </draw:frame>
        <draw:frame draw:style-name="gr54" draw:text-style-name="P7" draw:layer="layout" svg:width="0.667cm" svg:height="0.831cm" svg:x="15.334cm" svg:y="9.569cm">
          <draw:text-box>
            <text:p><text:span text:style-name="T6">/</text:span></text:p>
          </draw:text-box>
        </draw:frame>
        <draw:frame draw:style-name="gr25" draw:text-style-name="P7" draw:layer="layout" svg:width="0.815cm" svg:height="0.831cm" svg:x="22.187cm" svg:y="9.87cm">
          <draw:text-box>
            <text:p><text:span text:style-name="T6">/</text:span></text:p>
          </draw:text-box>
        </draw:frame>
        <draw:frame draw:style-name="gr25" draw:text-style-name="P7" draw:layer="layout" svg:width="0.697cm" svg:height="0.831cm" svg:x="15.301cm" svg:y="8.97cm">
          <draw:text-box>
            <text:p><text:span text:style-name="T6">(</text:span></text:p>
          </draw:text-box>
        </draw:frame>
        <draw:frame draw:style-name="gr25" draw:text-style-name="P7" draw:layer="layout" svg:width="0.815cm" svg:height="0.831cm" svg:x="21.503cm" svg:y="9.873cm">
          <draw:text-box>
            <text:p><text:span text:style-name="T6">4</text:span></text:p>
          </draw:text-box>
        </draw:frame>
        <draw:line draw:style-name="gr33" draw:text-style-name="P20" xml:id="id146" draw:id="id146" draw:layer="layout" svg:x1="20.6cm" svg:y1="4.489cm" svg:x2="20.6cm" svg:y2="3.701cm">
          <text:p/>
        </draw:line>
        <draw:frame draw:style-name="gr25" draw:text-style-name="P7" draw:layer="layout" svg:width="0.815cm" svg:height="0.831cm" svg:x="22.703cm" svg:y="9.871cm">
          <draw:text-box>
            <text:p><text:span text:style-name="T6">1</text:span></text:p>
          </draw:text-box>
        </draw:frame>
        <draw:frame draw:style-name="gr52" draw:text-style-name="P7" draw:layer="layout" svg:width="0.917cm" svg:height="0.831cm" svg:x="15.134cm" svg:y="8.27cm">
          <draw:text-box>
            <text:p><text:span text:style-name="T6">+</text:span></text:p>
          </draw:text-box>
        </draw:frame>
        <draw:line draw:style-name="gr33" draw:text-style-name="P20" xml:id="id149" draw:id="id149" draw:layer="layout" svg:x1="21cm" svg:y1="4.5cm" svg:x2="21cm" svg:y2="3.712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46" smil:attributeName="fill-color" smil:to="#333399" anim:color-interpolation="rgb" anim:color-interpolation-direction="clockwise"/>
                  <anim:set smil:dur="2s" smil:fill="hold" smil:targetElement="id14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g xml:id="id154" draw:id="id154">
          <draw:g>
            <draw:custom-shape draw:style-name="gr55" draw:text-style-name="P21" draw:layer="layout" svg:width="6cm" svg:height="3.788cm" svg:x="20.1cm" svg:y="5.2cm">
              <text:p/>
              <draw:enhanced-geometry svg:viewBox="0 0 21600 21600" draw:type="rectangle" draw:enhanced-path="M 0 0 L 21600 0 21600 21600 0 21600 0 0 Z N"/>
            </draw:custom-shape>
            <draw:line draw:style-name="gr35" draw:text-style-name="P14" draw:layer="layout" svg:x1="20.1cm" svg:y1="6.396cm" svg:x2="26.1cm" svg:y2="6.396cm">
              <text:p/>
            </draw:line>
            <draw:line draw:style-name="gr35" draw:text-style-name="P14" draw:layer="layout" svg:x1="22.9cm" svg:y1="5.212cm" svg:x2="22.9cm" svg:y2="9cm">
              <text:p/>
            </draw:line>
          </draw:g>
          <draw:frame draw:style-name="gr56" draw:text-style-name="P7" draw:layer="layout" svg:width="6.652cm" svg:height="0.985cm" svg:x="19.4cm" svg:y="5.411cm">
            <draw:text-box>
              <text:list text:style-name="L1">
                <text:list-header>
                  <text:p><text:span text:style-name="T20">Item</text:span><text:span text:style-name="T21">(stack)</text:span><text:span text:style-name="T20"> <text:s/>Item(</text:span><text:span text:style-name="T21">scan</text:span><text:span text:style-name="T20">)</text:span><text:span text:style-name="T6"> </text:span></text:p>
                </text:list-header>
              </text:list>
            </draw:text-box>
          </draw:frame>
        </draw:g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1" draw:text-style-name="P22" xml:id="id150" draw:id="id150" draw:layer="layout" svg:width="8.9cm" svg:height="0.796cm" svg:x="0.7cm" svg:y="3.20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xml:id="id153" draw:id="id153" draw:layer="layout" svg:width="10cm" svg:height="0.83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52" draw:id="id152" draw:layer="layout" svg:width="1.8cm" svg:height="0.531cm" svg:x="0.8cm" svg:y="4.66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g>
          <draw:custom-shape draw:style-name="gr36" draw:text-style-name="P21" draw:layer="layout" svg:width="0.8cm" svg:height="7.2cm" draw:transform="rotate (1.5707963267949) translate (18cm 10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4" draw:layer="layout" svg:x1="19.2cm" svg:y1="10.569cm" svg:x2="19.2cm" svg:y2="9.769cm">
            <text:p/>
          </draw:line>
          <draw:line draw:style-name="gr35" draw:text-style-name="P14" draw:layer="layout" svg:x1="22.2cm" svg:y1="10.569cm" svg:x2="22.2cm" svg:y2="9.769cm">
            <text:p/>
          </draw:line>
          <draw:line draw:style-name="gr35" draw:text-style-name="P14" draw:layer="layout" svg:x1="21.6cm" svg:y1="10.569cm" svg:x2="21.6cm" svg:y2="9.769cm">
            <text:p/>
          </draw:line>
          <draw:line draw:style-name="gr35" draw:text-style-name="P14" draw:layer="layout" svg:x1="21cm" svg:y1="10.569cm" svg:x2="21cm" svg:y2="9.769cm">
            <text:p/>
          </draw:line>
          <draw:line draw:style-name="gr35" draw:text-style-name="P14" draw:layer="layout" svg:x1="20.4cm" svg:y1="10.569cm" svg:x2="20.4cm" svg:y2="9.769cm">
            <text:p/>
          </draw:line>
          <draw:line draw:style-name="gr35" draw:text-style-name="P14" draw:layer="layout" svg:x1="19.8cm" svg:y1="10.569cm" svg:x2="19.8cm" svg:y2="9.769cm">
            <text:p/>
          </draw:line>
          <draw:line draw:style-name="gr35" draw:text-style-name="P14" draw:layer="layout" svg:x1="22.8cm" svg:y1="10.569cm" svg:x2="22.8cm" svg:y2="9.769cm">
            <text:p/>
          </draw:line>
          <draw:line draw:style-name="gr35" draw:text-style-name="P14" draw:layer="layout" svg:x1="18.6cm" svg:y1="10.569cm" svg:x2="18.6cm" svg:y2="9.769cm">
            <text:p/>
          </draw:line>
          <draw:line draw:style-name="gr37" draw:text-style-name="P14" draw:layer="layout" svg:x1="23.4cm" svg:y1="10.569cm" svg:x2="23.4cm" svg:y2="9.769cm">
            <text:p/>
          </draw:line>
          <draw:line draw:style-name="gr35" draw:text-style-name="P14" draw:layer="layout" svg:x1="24cm" svg:y1="10.569cm" svg:x2="24cm" svg:y2="9.769cm">
            <text:p/>
          </draw:line>
          <draw:line draw:style-name="gr35" draw:text-style-name="P14" draw:layer="layout" svg:x1="24.6cm" svg:y1="10.569cm" svg:x2="24.6cm" svg:y2="9.769cm">
            <text:p/>
          </draw:line>
        </draw:g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3.885cm" svg:y="9.869cm">
          <draw:text-box>
            <text:p xml:id="id158" text:id="id158"><text:span text:style-name="T6">+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25" draw:text-style-name="P7" draw:layer="layout" svg:width="0.752cm" svg:height="0.831cm" svg:x="20.848cm" svg:y="7.2cm">
          <draw:text-box>
            <text:p xml:id="id155" text:id="id155"><text:span text:style-name="T6">+</text:span></text:p>
          </draw:text-box>
        </draw:frame>
        <draw:frame draw:style-name="gr25" draw:text-style-name="P7" draw:layer="layout" svg:width="0.8cm" svg:height="0.831cm" svg:x="23.7cm" svg:y="7.169cm">
          <draw:text-box>
            <text:p xml:id="id156" text:id="id156"><text:span text:style-name="T6">)</text:span></text:p>
          </draw:text-box>
        </draw:frame>
        <draw:frame draw:style-name="gr58" draw:text-style-name="P7" draw:layer="layout" svg:width="0.697cm" svg:height="0.831cm" svg:x="15.302cm" svg:y="8.271cm">
          <draw:text-box>
            <text:p xml:id="id159" text:id="id159"><text:span text:style-name="T6">)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7cm" svg:y="9.872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1.501cm" svg:y="9.872cm">
          <draw:text-box>
            <text:p><text:span text:style-name="T6">4</text:span></text:p>
          </draw:text-box>
        </draw:frame>
        <draw:frame draw:style-name="gr52" draw:text-style-name="P7" draw:layer="layout" svg:width="0.917cm" svg:height="0.831cm" svg:x="15.201cm" svg:y="10.2cm">
          <draw:text-box>
            <text:p><text:span text:style-name="T6">+</text:span></text:p>
          </draw:text-box>
        </draw:frame>
        <draw:frame draw:style-name="gr25" draw:text-style-name="P7" draw:layer="layout" svg:width="0.815cm" svg:height="0.831cm" svg:x="20.402cm" svg:y="9.871cm">
          <draw:text-box>
            <text:p><text:span text:style-name="T6">-</text:span></text:p>
          </draw:text-box>
        </draw:frame>
        <draw:line draw:style-name="gr33" draw:text-style-name="P20" xml:id="id151" draw:id="id151" draw:layer="layout" svg:x1="21cm" svg:y1="4.501cm" svg:x2="21cm" svg:y2="3.713cm">
          <text:p/>
        </draw:line>
        <draw:frame draw:style-name="gr25" draw:text-style-name="P7" draw:layer="layout" svg:width="0.815cm" svg:height="0.831cm" svg:x="23.3cm" svg:y="9.87cm">
          <draw:text-box>
            <text:p><text:span text:style-name="T6">1</text:span></text:p>
          </draw:text-box>
        </draw:frame>
        <draw:frame draw:style-name="gr25" draw:text-style-name="P7" draw:layer="layout" svg:width="0.815cm" svg:height="0.831cm" svg:x="22.703cm" svg:y="9.871cm">
          <draw:text-box>
            <text:p><text:span text:style-name="T6">1</text:span></text:p>
          </draw:text-box>
        </draw:frame>
        <draw:frame draw:style-name="gr25" draw:text-style-name="P7" draw:layer="layout" svg:width="0.697cm" svg:height="0.831cm" svg:x="15.302cm" svg:y="8.971cm">
          <draw:text-box>
            <text:p><text:span text:style-name="T6">(</text:span></text:p>
          </draw:text-box>
        </draw:frame>
        <draw:frame draw:style-name="gr52" draw:text-style-name="P7" draw:layer="layout" svg:width="0.917cm" svg:height="0.831cm" svg:x="15.135cm" svg:y="8.271cm">
          <draw:text-box>
            <text:p xml:id="id157" text:id="id157"><text:span text:style-name="T6">+</text:span></text:p>
          </draw:text-box>
        </draw:frame>
        <draw:frame draw:style-name="gr54" draw:text-style-name="P7" draw:layer="layout" svg:width="0.667cm" svg:height="0.831cm" svg:x="15.335cm" svg:y="9.57cm">
          <draw:text-box>
            <text:p><text:span text:style-name="T6">/</text:span></text:p>
          </draw:text-box>
        </draw:frame>
        <draw:frame draw:style-name="gr25" draw:text-style-name="P7" draw:layer="layout" svg:width="0.815cm" svg:height="0.831cm" svg:x="22.188cm" svg:y="9.871cm">
          <draw:text-box>
            <text:p><text:span text:style-name="T6">/</text:span></text:p>
          </draw:text-box>
        </draw:frame>
        <draw:line draw:style-name="gr33" draw:text-style-name="P20" xml:id="id160" draw:id="id160" draw:layer="layout" svg:x1="21.4cm" svg:y1="4.5cm" svg:x2="21.4cm" svg:y2="3.712cm">
          <text:p/>
        </draw:lin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51" smil:attributeName="fill-color" smil:to="#333399" anim:color-interpolation="rgb" anim:color-interpolation-direction="clockwise"/>
                  <anim:set smil:dur="2s" smil:fill="hold" smil:targetElement="id1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53" svg:path="M0 0l-0.00357142857142857 0.081650793650793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1+width/2;x" smil:keyTimes="0;1"/>
                  <anim:animate smil:dur="0.5s" smil:fill="hold" smil:targetElement="id154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53" svg:path="M-0.00357142857142857 0.0952380952380952v0.037206349206349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 presentation:preset-property="Direction;Accelerate;Decelerate">
                  <anim:animate smil:dur="0.5s" smil:targetElement="id157" anim:sub-item="text" smil:attributeName="x" smil:values="x;x" smil:keyTimes="0;1"/>
                  <anim:animate smil:dur="0.5s" smil:targetElement="id157" anim:sub-item="text" smil:attributeName="y" smil:values="y;1+height/2" smil:keyTimes="0;1"/>
                  <anim:set smil:begin="0.499s" smil:dur="0.001s" smil:fill="hold" smil:targetElement="id157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1+width/2;x" smil:keyTimes="0;1"/>
                  <anim:animate smil:dur="0.5s" smil:fill="hold" smil:targetElement="id1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53" svg:path="M-0.00357142857142857 0.145142857142857v0.025396825396825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6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23" draw:text-style-name="P11" draw:layer="layout" svg:width="9.912cm" svg:height="1cm" svg:x="13.4cm" svg:y="2.8cm">
          <draw:text-box>
            <text:list text:style-name="L1">
              <text:list-item>
                <text:p><text:span text:style-name="T15">2 * 3 - 3 + 8 / 4 / ( 1 + 1 )$ </text:span></text:p>
              </text:list-item>
            </text:list>
          </draw:text-box>
        </draw:frame>
        <draw:custom-shape draw:style-name="gr49" draw:text-style-name="P22" xml:id="id162" draw:id="id162" draw:layer="layout" svg:width="10cm" svg:height="0.831cm" svg:x="1.4cm" svg:y="13.169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2.8cm" svg:height="0.988cm" svg:x="1.6cm" svg:y="6.512cm">
          <draw:text-box>
            <text:list text:style-name="L1">
              <text:list-header>
                <text:p><text:span text:style-name="T17">If ( Item(stack) <text:s/>&gt;=(prec) <text:s/>Item(scan) ) </text:span></text:p>
              </text:list-header>
            </text:list>
          </draw:text-box>
        </draw:frame>
        <draw:frame draw:style-name="gr24" draw:text-style-name="P18" draw:layer="layout" svg:width="2.8cm" svg:height="1cm" svg:x="0.8cm" svg:y="4.6cm">
          <draw:text-box>
            <text:list text:style-name="L1">
              <text:list-item>
                <text:p><text:span text:style-name="T18">else</text:span></text:p>
              </text:list-item>
            </text:list>
          </draw:text-box>
        </draw:frame>
        <draw:frame draw:style-name="gr25" draw:text-style-name="P7" draw:layer="layout" svg:width="11.8cm" svg:height="0.831cm" svg:x="1.4cm" svg:y="4cm">
          <draw:text-box>
            <text:list text:style-name="L1">
              <text:list-header>
                <text:p><text:span text:style-name="T17">Add Item(scan) into Postfix Array</text:span><text:span text:style-name="T6"> </text:span></text:p>
              </text:list-header>
            </text:list>
          </draw:text-box>
        </draw:frame>
        <draw:frame draw:style-name="gr19" draw:text-style-name="P17" draw:layer="layout" svg:width="9.7cm" svg:height="1cm" svg:x="1.6cm" svg:y="5.1cm">
          <draw:text-box>
            <text:list text:style-name="L1">
              <text:list-header>
                <text:p><text:span text:style-name="T17">If (stack = Empty)</text:span></text:p>
              </text:list-header>
            </text:list>
          </draw:text-box>
        </draw:frame>
        <draw:frame draw:style-name="gr32" draw:text-style-name="P18" draw:layer="layout" svg:width="7.507cm" svg:height="1cm" svg:x="0.8cm" svg:y="3.3cm">
          <draw:text-box>
            <text:list text:style-name="L1">
              <text:list-item>
                <text:p><text:span text:style-name="T18">If (Item</text:span><text:span text:style-name="T19">(scan)</text:span><text:span text:style-name="T18"> = Operand)</text:span></text:p>
              </text:list-item>
            </text:list>
          </draw:text-box>
        </draw:frame>
        <draw:frame draw:style-name="gr10" draw:text-style-name="P18" draw:layer="layout" svg:width="5.6cm" svg:height="1cm" svg:x="2.6cm" svg:y="5.8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7" draw:text-style-name="P19" draw:layer="layout" svg:width="6.017cm" svg:height="1cm" svg:x="2.6cm" svg:y="7.2cm">
          <draw:text-box>
            <text:list text:style-name="L1">
              <text:list-header>
                <text:p><text:span text:style-name="T19">Postfix array = pop </text:span></text:p>
              </text:list-header>
            </text:list>
          </draw:text-box>
        </draw:frame>
        <draw:frame draw:style-name="gr10" draw:text-style-name="P18" draw:layer="layout" svg:width="5.6cm" svg:height="1cm" svg:x="2.6cm" svg:y="8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0" draw:text-style-name="P17" draw:layer="layout" svg:width="2.4cm" svg:height="0.988cm" svg:x="1.5cm" svg:y="8.412cm">
          <draw:text-box>
            <text:list text:style-name="L1">
              <text:list-header>
                <text:p><text:span text:style-name="T17">else </text:span></text:p>
              </text:list-header>
            </text:list>
          </draw:text-box>
        </draw:frame>
        <draw:frame draw:style-name="gr10" draw:text-style-name="P18" draw:layer="layout" svg:width="5.6cm" svg:height="1cm" svg:x="2.6cm" svg:y="7.9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7cm" svg:y="9.6cm">
          <draw:text-box>
            <text:list text:style-name="L1">
              <text:list-header>
                <text:p><text:span text:style-name="T18">If (Item</text:span><text:span text:style-name="T19">(scan)</text:span><text:span text:style-name="T18"> = ‘(‘ )</text:span></text:p>
              </text:list-header>
            </text:list>
          </draw:text-box>
        </draw:frame>
        <draw:frame draw:style-name="gr10" draw:text-style-name="P18" draw:layer="layout" svg:width="5.6cm" svg:height="1cm" svg:x="2.5cm" svg:y="10.4cm">
          <draw:text-box>
            <text:list text:style-name="L1">
              <text:list-header>
                <text:p><text:span text:style-name="T18">Push Item(scan)</text:span></text:p>
              </text:list-header>
            </text:list>
          </draw:text-box>
        </draw:frame>
        <draw:frame draw:style-name="gr28" draw:text-style-name="P18" draw:layer="layout" svg:width="6.03cm" svg:height="1cm" svg:x="1.67cm" svg:y="11.1cm">
          <draw:text-box>
            <text:list text:style-name="L1">
              <text:list-header>
                <text:p><text:span text:style-name="T18">If (Item</text:span><text:span text:style-name="T19">(scan)</text:span><text:span text:style-name="T18"> = ‘)‘ )</text:span></text:p>
              </text:list-header>
            </text:list>
          </draw:text-box>
        </draw:frame>
        <draw:frame draw:style-name="gr29" draw:text-style-name="P18" draw:layer="layout" svg:width="10.792cm" svg:height="1cm" svg:x="2.5cm" svg:y="11.8cm">
          <draw:text-box>
            <text:list text:style-name="L1">
              <text:list-header>
                <text:p><text:span text:style-name="T18">Postfix array = Pop all items till ‘(‘ <text:s text:c="7"/></text:span></text:p>
              </text:list-header>
            </text:list>
          </draw:text-box>
        </draw:frame>
        <draw:frame draw:style-name="gr10" draw:text-style-name="P18" draw:layer="layout" svg:width="5.6cm" svg:height="1cm" svg:x="2.531cm" svg:y="12.5cm">
          <draw:text-box>
            <text:list text:style-name="L1">
              <text:list-header>
                <text:p><text:span text:style-name="T18">Discard ‘(‘ ‘)’ </text:span></text:p>
              </text:list-header>
            </text:list>
          </draw:text-box>
        </draw:frame>
        <draw:frame draw:style-name="gr30" draw:text-style-name="P18" draw:layer="layout" svg:width="8.824cm" svg:height="1cm" svg:x="2.131cm" svg:y="13.8cm">
          <draw:text-box>
            <text:list text:style-name="L1">
              <text:list-header>
                <text:p><text:span text:style-name="T18">Empty Stack and discard '(' <text:s/>')' </text:span></text:p>
              </text:list-header>
            </text:list>
          </draw:text-box>
        </draw:frame>
        <draw:frame draw:style-name="gr10" draw:text-style-name="P18" draw:layer="layout" svg:width="5.6cm" svg:height="1cm" svg:x="0.9cm" svg:y="13.2cm">
          <draw:text-box>
            <text:list text:style-name="L1">
              <text:list-item>
                <text:p><text:span text:style-name="T18">If EOE</text:span></text:p>
              </text:list-item>
            </text:list>
          </draw:text-box>
        </draw:frame>
        <draw:g>
          <draw:custom-shape draw:style-name="gr34" draw:text-style-name="P21" draw:layer="layout" svg:width="0.8cm" svg:height="5.4cm" svg:x="15.2cm" svg:y="5.4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14" draw:layer="layout" svg:x1="15.2cm" svg:y1="6.6cm" svg:x2="16cm" svg:y2="6.6cm">
            <text:p/>
          </draw:line>
          <draw:line draw:style-name="gr35" draw:text-style-name="P14" draw:layer="layout" svg:x1="15.2cm" svg:y1="9.6cm" svg:x2="16cm" svg:y2="9.6cm">
            <text:p/>
          </draw:line>
          <draw:line draw:style-name="gr35" draw:text-style-name="P14" draw:layer="layout" svg:x1="15.2cm" svg:y1="9cm" svg:x2="16cm" svg:y2="9cm">
            <text:p/>
          </draw:line>
          <draw:line draw:style-name="gr35" draw:text-style-name="P14" draw:layer="layout" svg:x1="15.2cm" svg:y1="8.4cm" svg:x2="16cm" svg:y2="8.4cm">
            <text:p/>
          </draw:line>
          <draw:line draw:style-name="gr35" draw:text-style-name="P14" draw:layer="layout" svg:x1="15.2cm" svg:y1="7.8cm" svg:x2="16cm" svg:y2="7.8cm">
            <text:p/>
          </draw:line>
          <draw:line draw:style-name="gr35" draw:text-style-name="P14" draw:layer="layout" svg:x1="15.2cm" svg:y1="7.2cm" svg:x2="16cm" svg:y2="7.2cm">
            <text:p/>
          </draw:line>
          <draw:line draw:style-name="gr35" draw:text-style-name="P14" draw:layer="layout" svg:x1="15.2cm" svg:y1="10.2cm" svg:x2="16cm" svg:y2="10.2cm">
            <text:p/>
          </draw:line>
          <draw:line draw:style-name="gr35" draw:text-style-name="P14" draw:layer="layout" svg:x1="15.2cm" svg:y1="6cm" svg:x2="16cm" svg:y2="6cm">
            <text:p/>
          </draw:line>
        </draw:g>
        <draw:custom-shape draw:style-name="gr59" draw:text-style-name="P21" draw:layer="layout" svg:width="0.8cm" svg:height="7.8cm" draw:transform="rotate (1.5707963267949) translate (18cm 10.5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4" draw:layer="layout" svg:x1="19.2cm" svg:y1="10.569cm" svg:x2="19.2cm" svg:y2="9.769cm">
          <text:p/>
        </draw:line>
        <draw:line draw:style-name="gr35" draw:text-style-name="P14" draw:layer="layout" svg:x1="22.2cm" svg:y1="10.569cm" svg:x2="22.2cm" svg:y2="9.769cm">
          <text:p/>
        </draw:line>
        <draw:line draw:style-name="gr35" draw:text-style-name="P14" draw:layer="layout" svg:x1="21.6cm" svg:y1="10.569cm" svg:x2="21.6cm" svg:y2="9.769cm">
          <text:p/>
        </draw:line>
        <draw:line draw:style-name="gr35" draw:text-style-name="P14" draw:layer="layout" svg:x1="21cm" svg:y1="10.569cm" svg:x2="21cm" svg:y2="9.769cm">
          <text:p/>
        </draw:line>
        <draw:line draw:style-name="gr35" draw:text-style-name="P14" draw:layer="layout" svg:x1="20.4cm" svg:y1="10.569cm" svg:x2="20.4cm" svg:y2="9.769cm">
          <text:p/>
        </draw:line>
        <draw:line draw:style-name="gr35" draw:text-style-name="P14" draw:layer="layout" svg:x1="19.8cm" svg:y1="10.569cm" svg:x2="19.8cm" svg:y2="9.769cm">
          <text:p/>
        </draw:line>
        <draw:line draw:style-name="gr35" draw:text-style-name="P14" draw:layer="layout" svg:x1="22.8cm" svg:y1="10.569cm" svg:x2="22.8cm" svg:y2="9.769cm">
          <text:p/>
        </draw:line>
        <draw:line draw:style-name="gr35" draw:text-style-name="P14" draw:layer="layout" svg:x1="18.6cm" svg:y1="10.569cm" svg:x2="18.6cm" svg:y2="9.769cm">
          <text:p/>
        </draw:line>
        <draw:line draw:style-name="gr37" draw:text-style-name="P14" draw:layer="layout" svg:x1="23.4cm" svg:y1="10.569cm" svg:x2="23.4cm" svg:y2="9.769cm">
          <text:p/>
        </draw:line>
        <draw:line draw:style-name="gr35" draw:text-style-name="P14" draw:layer="layout" svg:x1="24cm" svg:y1="10.569cm" svg:x2="24cm" svg:y2="9.769cm">
          <text:p/>
        </draw:line>
        <draw:line draw:style-name="gr35" draw:text-style-name="P14" draw:layer="layout" svg:x1="24.6cm" svg:y1="10.569cm" svg:x2="24.6cm" svg:y2="9.769cm">
          <text:p/>
        </draw:line>
        <draw:frame draw:style-name="gr38" draw:text-style-name="P7" draw:layer="layout" svg:width="3.601cm" svg:height="0.831cm" svg:x="19.1cm" svg:y="10.569cm">
          <draw:text-box>
            <text:p><text:span text:style-name="T6">Postfix array</text:span></text:p>
          </draw:text-box>
        </draw:frame>
        <draw:frame draw:style-name="gr39" draw:text-style-name="P7" draw:layer="layout" svg:width="1.874cm" svg:height="0.831cm" svg:x="14.6cm" svg:y="10.969cm">
          <draw:text-box>
            <text:p><text:span text:style-name="T6">Stack</text:span></text:p>
          </draw:text-box>
        </draw:frame>
        <draw:frame draw:style-name="gr25" draw:text-style-name="P7" draw:layer="layout" svg:width="0.815cm" svg:height="0.831cm" svg:x="23.885cm" svg:y="9.869cm">
          <draw:text-box>
            <text:p><text:span text:style-name="T6">+</text:span></text:p>
          </draw:text-box>
        </draw:frame>
        <draw:frame draw:style-name="gr42" draw:text-style-name="P7" draw:layer="layout" svg:width="0.815cm" svg:height="0.831cm" svg:x="17.901cm" svg:y="9.87cm">
          <draw:text-box>
            <text:p><text:span text:style-name="T6">2</text:span></text:p>
          </draw:text-box>
        </draw:frame>
        <draw:frame draw:style-name="gr58" draw:text-style-name="P7" draw:layer="layout" svg:width="0.697cm" svg:height="0.831cm" svg:x="15.302cm" svg:y="8.271cm">
          <draw:text-box>
            <text:p xml:id="id163" text:id="id163"><text:span text:style-name="T6">)</text:span></text:p>
          </draw:text-box>
        </draw:frame>
        <draw:frame draw:style-name="gr25" draw:text-style-name="P7" draw:layer="layout" svg:width="0.815cm" svg:height="0.831cm" svg:x="19.102cm" svg:y="9.971cm">
          <draw:text-box>
            <text:p><text:span text:style-name="T6">*</text:span></text:p>
          </draw:text-box>
        </draw:frame>
        <draw:frame draw:style-name="gr42" draw:text-style-name="P7" draw:layer="layout" svg:width="0.815cm" svg:height="0.831cm" svg:x="19.701cm" svg:y="9.87cm">
          <draw:text-box>
            <text:p><text:span text:style-name="T6">3</text:span></text:p>
          </draw:text-box>
        </draw:frame>
        <draw:frame draw:style-name="gr25" draw:text-style-name="P7" draw:layer="layout" svg:width="0.815cm" svg:height="0.831cm" svg:x="18.488cm" svg:y="9.873cm">
          <draw:text-box>
            <text:p><text:span text:style-name="T6">3</text:span></text:p>
          </draw:text-box>
        </draw:frame>
        <draw:frame draw:style-name="gr42" draw:text-style-name="P7" draw:layer="layout" svg:width="0.815cm" svg:height="0.831cm" svg:x="20.887cm" svg:y="9.872cm">
          <draw:text-box>
            <text:p><text:span text:style-name="T6">8</text:span></text:p>
          </draw:text-box>
        </draw:frame>
        <draw:frame draw:style-name="gr25" draw:text-style-name="P7" draw:layer="layout" svg:width="0.815cm" svg:height="0.831cm" svg:x="21.501cm" svg:y="9.872cm">
          <draw:text-box>
            <text:p><text:span text:style-name="T6">4</text:span></text:p>
          </draw:text-box>
        </draw:frame>
        <draw:frame draw:style-name="gr52" draw:text-style-name="P7" draw:layer="layout" svg:width="0.917cm" svg:height="0.831cm" svg:x="15.201cm" svg:y="10.2cm">
          <draw:text-box>
            <text:p xml:id="id167" text:id="id167"><text:span text:style-name="T6">+</text:span></text:p>
          </draw:text-box>
        </draw:frame>
        <draw:frame draw:style-name="gr25" draw:text-style-name="P7" draw:layer="layout" svg:width="0.815cm" svg:height="0.831cm" svg:x="20.402cm" svg:y="9.871cm">
          <draw:text-box>
            <text:p><text:span text:style-name="T6">-</text:span></text:p>
          </draw:text-box>
        </draw:frame>
        <draw:frame draw:style-name="gr25" draw:text-style-name="P7" draw:layer="layout" svg:width="0.815cm" svg:height="0.831cm" svg:x="23.3cm" svg:y="9.87cm">
          <draw:text-box>
            <text:p><text:span text:style-name="T6">1</text:span></text:p>
          </draw:text-box>
        </draw:frame>
        <draw:frame draw:style-name="gr25" draw:text-style-name="P7" draw:layer="layout" svg:width="0.815cm" svg:height="0.831cm" svg:x="22.703cm" svg:y="9.871cm">
          <draw:text-box>
            <text:p><text:span text:style-name="T6">1</text:span></text:p>
          </draw:text-box>
        </draw:frame>
        <draw:frame draw:style-name="gr25" draw:text-style-name="P7" draw:layer="layout" svg:width="0.697cm" svg:height="0.831cm" svg:x="15.302cm" svg:y="8.971cm">
          <draw:text-box>
            <text:p xml:id="id164" text:id="id164"><text:span text:style-name="T6">(</text:span></text:p>
          </draw:text-box>
        </draw:frame>
        <draw:frame draw:style-name="gr54" draw:text-style-name="P7" draw:layer="layout" svg:width="0.667cm" svg:height="0.831cm" svg:x="15.335cm" svg:y="9.57cm">
          <draw:text-box>
            <text:p xml:id="id165" text:id="id165"><text:span text:style-name="T6">/</text:span></text:p>
          </draw:text-box>
        </draw:frame>
        <draw:frame draw:style-name="gr25" draw:text-style-name="P7" draw:layer="layout" svg:width="0.815cm" svg:height="0.831cm" svg:x="22.188cm" svg:y="9.871cm">
          <draw:text-box>
            <text:p><text:span text:style-name="T6">/</text:span></text:p>
          </draw:text-box>
        </draw:frame>
        <draw:line draw:style-name="gr33" draw:text-style-name="P20" xml:id="id161" draw:id="id161" draw:layer="layout" svg:x1="21.3cm" svg:y1="4.501cm" svg:x2="21.3cm" svg:y2="3.713cm">
          <text:p/>
        </draw:line>
        <draw:line draw:style-name="gr35" draw:text-style-name="P14" draw:layer="layout" svg:x1="25.2cm" svg:y1="9.769cm" svg:x2="25.2cm" svg:y2="10.569cm">
          <text:p/>
        </draw:line>
        <draw:frame draw:style-name="gr54" draw:text-style-name="P7" draw:layer="layout" svg:width="0.667cm" svg:height="0.831cm" svg:x="24.533cm" svg:y="9.869cm">
          <draw:text-box>
            <text:p xml:id="id166" text:id="id166"><text:span text:style-name="T6">/</text:span></text:p>
          </draw:text-box>
        </draw:frame>
        <draw:frame draw:style-name="gr52" draw:text-style-name="P7" draw:layer="layout" svg:width="0.917cm" svg:height="0.831cm" svg:x="25.083cm" svg:y="9.8cm">
          <draw:text-box>
            <text:p xml:id="id168" text:id="id168"><text:span text:style-name="T6">+</text:span></text:p>
          </draw:text-box>
        </draw:frame>
        <draw:frame draw:style-name="gr31" draw:text-style-name="P18" draw:layer="layout" svg:width="10.686cm" svg:height="1cm" svg:x="0.75cm" svg:y="2.6cm">
          <draw:text-box>
            <text:list text:style-name="L1">
              <text:list-item>
                <text:p><text:span text:style-name="T18">Scan the Expression from left to right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61" smil:attributeName="fill-color" smil:to="#333399" anim:color-interpolation="rgb" anim:color-interpolation-direction="clockwise"/>
                  <anim:set smil:dur="2s" smil:fill="hold" smil:targetElement="id1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62" svg:path="M0 0v0.039174603174603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63" anim:sub-item="text" smil:attributeName="x" smil:values="x;1+width/2" smil:keyTimes="0;1"/>
                  <anim:animate smil:dur="0.5s" smil:targetElement="id163" anim:sub-item="text" smil:attributeName="y" smil:values="y;1+height/2" smil:keyTimes="0;1"/>
                  <anim:set smil:begin="0.499s" smil:dur="0.001s" smil:fill="hold" smil:targetElement="id16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64" anim:sub-item="text" smil:attributeName="x" smil:values="x;1+width/2" smil:keyTimes="0;1"/>
                  <anim:animate smil:dur="0.5s" smil:targetElement="id164" anim:sub-item="text" smil:attributeName="y" smil:values="y;1+height/2" smil:keyTimes="0;1"/>
                  <anim:set smil:begin="0.499s" smil:dur="0.001s" smil:fill="hold" smil:targetElement="id16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65" anim:sub-item="text" smil:attributeName="x" smil:values="x;1+width/2" smil:keyTimes="0;1"/>
                  <anim:animate smil:dur="0.5s" smil:targetElement="id165" anim:sub-item="text" smil:attributeName="y" smil:values="y;1+height/2" smil:keyTimes="0;1"/>
                  <anim:set smil:begin="0.499s" smil:dur="0.001s" smil:fill="hold" smil:targetElement="id16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x" smil:values="1+width/2;x" smil:keyTimes="0;1"/>
                  <anim:animate smil:dur="0.5s" smil:fill="hold" smil:targetElement="id1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-right" presentation:preset-property="Direction;Accelerate;Decelerate">
                  <anim:animate smil:dur="0.5s" smil:targetElement="id167" anim:sub-item="text" smil:attributeName="x" smil:values="x;1+width/2" smil:keyTimes="0;1"/>
                  <anim:animate smil:dur="0.5s" smil:targetElement="id167" anim:sub-item="text" smil:attributeName="y" smil:values="y;1+height/2" smil:keyTimes="0;1"/>
                  <anim:set smil:begin="0.499s" smil:dur="0.001s" smil:fill="hold" smil:targetElement="id16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1+width/2;x" smil:keyTimes="0;1"/>
                  <anim:animate smil:dur="0.5s" smil:fill="hold" smil:targetElement="id16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Evaluation -Infix to Post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3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21H15M57S</meta:editing-duration>
    <meta:editing-cycles>131</meta:editing-cycles>
    <meta:generator>LibreOffice/7.3.2.2$Windows_X86_64 LibreOffice_project/49f2b1bff42cfccbd8f788c8dc32c1c309559be0</meta:generator>
    <dc:title>Bright Blue</dc:title>
    <dc:date>2022-05-18T06:04:31.788000000</dc:date>
    <meta:document-statistic meta:object-count="1240"/>
    <meta:template xlink:type="simple" xlink:actuate="onRequest" xlink:title="Bright Blue" xlink:href="../R05_Flowchart.odp" meta:date="2020-04-08T20:36:48.497255069"/>
  </office:meta>
</office:document-meta>
</file>